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tarSymbol" svg:font-family="Star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background-color="#FFFFFF"/>
      <style:text-properties style:font-name="Cambria" fo:font-size="21pt" style:font-size-asian="21pt" style:font-size-complex="21pt"/>
    </style:style>
    <style:style style:name="P2" style:parent-style-name="Standard" style:family="paragraph">
      <style:paragraph-properties fo:text-align="center" fo:background-color="#FFFFFF"/>
      <style:text-properties style:font-name="Cambria" fo:font-size="21pt" style:font-size-asian="21pt" style:font-size-complex="21pt"/>
    </style:style>
    <style:style style:name="P3" style:parent-style-name="Standard" style:family="paragraph">
      <style:paragraph-properties fo:text-align="center" fo:background-color="#FFFFFF"/>
      <style:text-properties style:font-name="Cambria" fo:font-size="26pt" style:font-size-asian="26pt" style:font-size-complex="26pt"/>
    </style:style>
    <style:style style:name="P4" style:parent-style-name="Standard" style:family="paragraph">
      <style:paragraph-properties fo:text-align="center" fo:background-color="#FFFFFF"/>
      <style:text-properties style:font-name="Cambria" fo:font-size="24pt" style:font-size-asian="24pt" style:font-size-complex="24pt"/>
    </style:style>
    <style:style style:name="P5" style:parent-style-name="Standard" style:family="paragraph">
      <style:paragraph-properties fo:text-align="center" fo:background-color="#FFFFFF"/>
      <style:text-properties style:font-name="Cambria" fo:font-weight="bold" style:font-weight-asian="bold" style:font-weight-complex="bold" fo:font-size="24pt" style:font-size-asian="24pt" style:font-size-complex="24pt"/>
    </style:style>
    <style:style style:name="P6" style:parent-style-name="Standard" style:family="paragraph">
      <style:paragraph-properties fo:text-align="center" fo:background-color="#FFFFFF"/>
      <style:text-properties style:font-name="Cambria" fo:font-weight="bold" style:font-weight-asian="bold" style:font-weight-complex="bold" fo:font-size="24pt" style:font-size-asian="24pt" style:font-size-complex="24pt"/>
    </style:style>
    <style:style style:name="P7" style:parent-style-name="Standard" style:family="paragraph">
      <style:paragraph-properties fo:text-align="center" fo:background-color="#FFFFFF"/>
      <style:text-properties style:font-name="Cambria" fo:font-weight="bold" style:font-weight-asian="bold" style:font-weight-complex="bold" fo:font-size="24pt" style:font-size-asian="24pt" style:font-size-complex="24pt"/>
    </style:style>
    <style:style style:name="P8" style:parent-style-name="Standard" style:family="paragraph">
      <style:paragraph-properties fo:text-align="center" fo:background-color="#FFFFFF"/>
      <style:text-properties style:font-name="Cambria" fo:font-weight="bold" style:font-weight-asian="bold" style:font-weight-complex="bold" fo:font-size="24pt" style:font-size-asian="24pt" style:font-size-complex="24pt"/>
    </style:style>
    <style:style style:name="P9" style:parent-style-name="Standard" style:family="paragraph">
      <style:paragraph-properties fo:text-align="center" fo:background-color="#FFFFFF"/>
      <style:text-properties style:font-name="Cambria" fo:font-size="24pt" style:font-size-asian="24pt" style:font-size-complex="24pt"/>
    </style:style>
    <style:style style:name="P10" style:parent-style-name="Standard" style:family="paragraph">
      <style:paragraph-properties fo:text-align="center" fo:background-color="#FFFFFF"/>
      <style:text-properties style:font-name="Cambria" fo:font-size="26pt" style:font-size-asian="26pt" style:font-size-complex="26pt"/>
    </style:style>
    <style:style style:name="P11" style:parent-style-name="Standard" style:family="paragraph">
      <style:paragraph-properties fo:text-align="center" fo:background-color="#FFFFFF"/>
      <style:text-properties style:font-name="Cambria" fo:font-size="26pt" style:font-size-asian="26pt" style:font-size-complex="26pt"/>
    </style:style>
    <style:style style:name="P12" style:parent-style-name="Standard" style:family="paragraph">
      <style:paragraph-properties fo:text-align="center" fo:background-color="#FFFFFF"/>
      <style:text-properties style:font-name="Cambria" fo:font-size="26pt" style:font-size-asian="26pt" style:font-size-complex="26pt"/>
    </style:style>
    <style:style style:name="P13" style:parent-style-name="Standard" style:family="paragraph">
      <style:paragraph-properties fo:text-align="center" fo:background-color="#FFFFFF"/>
      <style:text-properties style:font-name="Cambria" fo:font-size="26pt" style:font-size-asian="26pt" style:font-size-complex="26pt"/>
    </style:style>
    <style:style style:name="P14" style:parent-style-name="Standard" style:family="paragraph">
      <style:paragraph-properties fo:text-align="center" fo:background-color="#FFFFFF"/>
      <style:text-properties style:font-name="Cambria" fo:font-size="26pt" style:font-size-asian="26pt" style:font-size-complex="26pt"/>
    </style:style>
    <style:style style:name="P15" style:parent-style-name="Standard" style:family="paragraph">
      <style:paragraph-properties fo:text-align="center" fo:background-color="#FFFFFF"/>
      <style:text-properties style:font-name="Cambria" fo:font-size="26pt" style:font-size-asian="26pt" style:font-size-complex="26pt"/>
    </style:style>
    <style:style style:name="P16" style:parent-style-name="Standard" style:family="paragraph">
      <style:paragraph-properties fo:text-align="center" fo:background-color="#FFFFFF"/>
      <style:text-properties style:font-name="Cambria" fo:font-size="26pt" style:font-size-asian="26pt" style:font-size-complex="26pt"/>
    </style:style>
    <style:style style:name="P17" style:parent-style-name="Standard" style:family="paragraph">
      <style:paragraph-properties fo:text-align="center" fo:background-color="#FFFFFF"/>
      <style:text-properties style:font-name="Cambria" fo:font-size="16pt" style:font-size-asian="16pt" style:font-size-complex="16pt"/>
    </style:style>
    <style:style style:name="P18" style:parent-style-name="Standard" style:family="paragraph">
      <style:paragraph-properties fo:text-align="center" fo:background-color="#FFFFFF"/>
      <style:text-properties style:font-name="Cambria" fo:font-size="16pt" style:font-size-asian="16pt" style:font-size-complex="16pt"/>
    </style:style>
    <style:style style:name="P19" style:parent-style-name="Standard" style:family="paragraph">
      <style:paragraph-properties fo:text-align="center" fo:background-color="#FFFFFF"/>
      <style:text-properties style:font-name="Cambria" fo:font-size="16pt" style:font-size-asian="16pt" style:font-size-complex="16pt"/>
    </style:style>
    <style:style style:name="P20" style:parent-style-name="Standard" style:family="paragraph">
      <style:paragraph-properties fo:text-align="center" fo:background-color="#FFFFFF"/>
      <style:text-properties style:font-name="Cambria" fo:font-size="16pt" style:font-size-asian="16pt" style:font-size-complex="16pt"/>
    </style:style>
    <style:style style:name="P21" style:parent-style-name="Standard" style:family="paragraph">
      <style:paragraph-properties fo:text-align="center" fo:background-color="#FFFFFF"/>
      <style:text-properties style:font-name="Cambria" fo:font-size="16pt" style:font-size-asian="16pt" style:font-size-complex="16pt"/>
    </style:style>
    <style:style style:name="P22" style:parent-style-name="Standard" style:family="paragraph">
      <style:paragraph-properties fo:text-align="center" fo:background-color="#FFFFFF"/>
      <style:text-properties style:font-name="Cambria" fo:font-size="16pt" style:font-size-asian="16pt" style:font-size-complex="16pt"/>
    </style:style>
    <style:style style:name="P23" style:parent-style-name="Standard" style:family="paragraph">
      <style:paragraph-properties fo:text-align="center" fo:background-color="#FFFFFF"/>
      <style:text-properties style:font-name="Cambria" fo:font-size="16pt" style:font-size-asian="16pt" style:font-size-complex="16pt"/>
    </style:style>
    <style:style style:name="P24" style:parent-style-name="Standard" style:family="paragraph">
      <style:paragraph-properties fo:background-color="#FFFFFF"/>
    </style:style>
    <style:style style:name="T25" style:parent-style-name="DefaultParagraphFont" style:family="text">
      <style:text-properties style:font-name="Cambria" fo:font-weight="bold" style:font-weight-asian="bold" style:font-weight-complex="bold" fo:font-size="16pt" style:font-size-asian="16pt" style:font-size-complex="16pt"/>
    </style:style>
    <style:style style:name="T26" style:parent-style-name="DefaultParagraphFont" style:family="text">
      <style:text-properties style:font-name="Cambria" fo:font-size="16pt" style:font-size-asian="16pt" style:font-size-complex="16pt"/>
    </style:style>
    <style:style style:name="P27" style:parent-style-name="Standard" style:family="paragraph">
      <style:paragraph-properties fo:background-color="#FFFFFF"/>
    </style:style>
    <style:style style:name="T28" style:parent-style-name="DefaultParagraphFont" style:family="text">
      <style:text-properties style:font-name="Cambria" fo:font-weight="bold" style:font-weight-asian="bold" style:font-weight-complex="bold" fo:font-size="16pt" style:font-size-asian="16pt" style:font-size-complex="16pt"/>
    </style:style>
    <style:style style:name="T29" style:parent-style-name="DefaultParagraphFont" style:family="text">
      <style:text-properties style:font-name="Cambria" fo:font-size="16pt" style:font-size-asian="16pt" style:font-size-complex="16pt"/>
    </style:style>
    <style:style style:name="P30" style:parent-style-name="Standard" style:family="paragraph">
      <style:paragraph-properties fo:background-color="#FFFFFF"/>
    </style:style>
    <style:style style:name="T31" style:parent-style-name="DefaultParagraphFont" style:family="text">
      <style:text-properties style:font-name="Cambria" fo:font-weight="bold" style:font-weight-asian="bold" style:font-weight-complex="bold" fo:font-size="16pt" style:font-size-asian="16pt" style:font-size-complex="16pt"/>
    </style:style>
    <style:style style:name="T32" style:parent-style-name="DefaultParagraphFont" style:family="text">
      <style:text-properties style:font-name="Cambria" fo:font-size="16pt" style:font-size-asian="16pt" style:font-size-complex="16pt"/>
    </style:style>
    <style:style style:name="P33" style:parent-style-name="Standard" style:family="paragraph">
      <style:paragraph-properties fo:background-color="#FFFFFF"/>
      <style:text-properties style:font-name="Cambria" fo:font-size="16pt" style:font-size-asian="16pt" style:font-size-complex="16pt"/>
    </style:style>
    <style:style style:name="P34" style:parent-style-name="Standard" style:list-style-name="LFO1" style:family="paragraph">
      <style:paragraph-properties fo:line-height="150%" fo:background-color="#FFFFFF"/>
    </style:style>
    <style:style style:name="T35" style:parent-style-name="DefaultParagraphFont" style:family="text">
      <style:text-properties style:font-name="Cambria" fo:font-weight="bold" style:font-weight-asian="bold" style:font-weight-complex="bold" fo:font-size="14pt" style:font-size-asian="14pt" style:font-size-complex="14pt"/>
    </style:style>
    <style:style style:name="P36" style:parent-style-name="Standard" style:list-style-name="LFO1" style:family="paragraph">
      <style:paragraph-properties fo:line-height="150%" fo:background-color="#FFFFFF"/>
      <style:text-properties style:font-name="Cambria"/>
    </style:style>
    <style:style style:name="P37" style:parent-style-name="Standard" style:family="paragraph">
      <style:paragraph-properties fo:line-height="150%" fo:margin-left="0.4923in" fo:background-color="#FFFFFF">
        <style:tab-stops/>
      </style:paragraph-properties>
      <style:text-properties style:font-name="Cambria"/>
    </style:style>
    <style:style style:name="P38" style:parent-style-name="Standard" style:family="paragraph">
      <style:paragraph-properties fo:line-height="150%" fo:background-color="#FFFFFF"/>
      <style:text-properties style:font-name="Cambria"/>
    </style:style>
    <style:style style:name="P39" style:parent-style-name="Standard" style:list-style-name="LFO1" style:family="paragraph">
      <style:paragraph-properties fo:line-height="150%" fo:background-color="#FFFFFF"/>
      <style:text-properties style:font-name="Cambria"/>
    </style:style>
    <style:style style:name="P40" style:parent-style-name="Standard" style:family="paragraph">
      <style:paragraph-properties fo:line-height="150%" fo:text-indent="0.4923in" fo:background-color="#FFFFFF"/>
      <style:text-properties style:font-name="Cambria"/>
    </style:style>
    <style:style style:name="P41" style:parent-style-name="Standard" style:list-style-name="LFO2" style:family="paragraph">
      <style:paragraph-properties fo:line-height="150%" fo:background-color="#FFFFFF"/>
      <style:text-properties style:font-name="Cambria"/>
    </style:style>
    <style:style style:name="P42" style:parent-style-name="Standard" style:list-style-name="LFO2" style:family="paragraph">
      <style:paragraph-properties fo:line-height="150%" fo:background-color="#FFFFFF"/>
      <style:text-properties style:font-name="Cambria"/>
    </style:style>
    <style:style style:name="P43" style:parent-style-name="Standard" style:list-style-name="LFO2" style:family="paragraph">
      <style:paragraph-properties fo:line-height="150%" fo:background-color="#FFFFFF"/>
      <style:text-properties style:font-name="Cambria"/>
    </style:style>
    <style:style style:name="P44" style:parent-style-name="Standard" style:list-style-name="LFO2" style:family="paragraph">
      <style:paragraph-properties fo:line-height="150%" fo:background-color="#FFFFFF"/>
      <style:text-properties style:font-name="Cambria"/>
    </style:style>
    <style:style style:name="P45" style:parent-style-name="Standard" style:list-style-name="LFO2" style:family="paragraph">
      <style:paragraph-properties fo:line-height="150%" fo:background-color="#FFFFFF"/>
      <style:text-properties style:font-name="Cambria"/>
    </style:style>
    <style:style style:name="P46" style:parent-style-name="Standard" style:list-style-name="LFO2" style:family="paragraph">
      <style:paragraph-properties fo:line-height="150%" fo:background-color="#FFFFFF"/>
      <style:text-properties style:font-name="Cambria"/>
    </style:style>
    <style:style style:name="P47" style:parent-style-name="Standard" style:list-style-name="LFO2" style:family="paragraph">
      <style:paragraph-properties fo:line-height="150%" fo:background-color="#FFFFFF"/>
      <style:text-properties style:font-name="Cambria"/>
    </style:style>
    <style:style style:name="P48" style:parent-style-name="Standard" style:list-style-name="LFO2" style:family="paragraph">
      <style:paragraph-properties fo:line-height="150%" fo:background-color="#FFFFFF"/>
      <style:text-properties style:font-name="Cambria"/>
    </style:style>
    <style:style style:name="P49" style:parent-style-name="Standard" style:list-style-name="LFO2" style:family="paragraph">
      <style:paragraph-properties fo:line-height="150%" fo:background-color="#FFFFFF"/>
      <style:text-properties style:font-name="Cambria" fo:background-color="#FFFF00"/>
    </style:style>
    <style:style style:name="P50" style:parent-style-name="Standard" style:family="paragraph">
      <style:paragraph-properties fo:line-height="150%" fo:background-color="#FFFFFF"/>
      <style:text-properties style:font-name="Cambria"/>
    </style:style>
    <style:style style:name="P51" style:parent-style-name="Standard" style:list-style-name="LFO1" style:family="paragraph">
      <style:paragraph-properties fo:line-height="150%" fo:background-color="#FFFFFF"/>
      <style:text-properties style:font-name="Cambria"/>
    </style:style>
    <style:style style:name="P52" style:parent-style-name="Standard" style:family="paragraph">
      <style:paragraph-properties fo:line-height="150%" fo:text-indent="0.4923in" fo:background-color="#FFFFFF"/>
      <style:text-properties style:font-name="Cambria"/>
    </style:style>
    <style:style style:name="P53" style:parent-style-name="Standard" style:list-style-name="LFO1" style:family="paragraph">
      <style:paragraph-properties fo:line-height="150%" fo:background-color="#FFFFFF"/>
      <style:text-properties style:font-name="Cambria"/>
    </style:style>
    <style:style style:name="P54" style:parent-style-name="Standard" style:list-style-name="LFO1" style:family="paragraph">
      <style:paragraph-properties fo:line-height="150%" fo:background-color="#FFFFFF"/>
      <style:text-properties style:font-name="Cambria"/>
    </style:style>
    <style:style style:name="P55" style:parent-style-name="Standard" style:list-style-name="LFO1" style:family="paragraph">
      <style:paragraph-properties fo:line-height="150%" fo:background-color="#FFFFFF"/>
      <style:text-properties style:font-name="Cambria"/>
    </style:style>
    <style:style style:name="P56" style:parent-style-name="Standard" style:list-style-name="LFO1" style:family="paragraph">
      <style:paragraph-properties fo:line-height="150%" fo:background-color="#FFFFFF"/>
      <style:text-properties style:font-name="Cambria"/>
    </style:style>
    <style:style style:name="P57" style:parent-style-name="Standard" style:list-style-name="LFO1" style:family="paragraph">
      <style:paragraph-properties fo:line-height="150%" fo:background-color="#FFFFFF"/>
      <style:text-properties style:font-name="Cambria"/>
    </style:style>
    <style:style style:name="P58" style:parent-style-name="Standard" style:list-style-name="LFO1" style:family="paragraph">
      <style:paragraph-properties fo:line-height="150%" fo:background-color="#FFFFFF"/>
      <style:text-properties style:font-name="Cambria"/>
    </style:style>
    <style:style style:name="P59" style:parent-style-name="Standard" style:list-style-name="LFO1" style:family="paragraph">
      <style:paragraph-properties fo:line-height="150%" fo:background-color="#FFFFFF"/>
      <style:text-properties style:font-name="Cambria"/>
    </style:style>
    <style:style style:name="P60" style:parent-style-name="Standard" style:list-style-name="LFO1" style:family="paragraph">
      <style:paragraph-properties fo:line-height="150%" fo:background-color="#FFFFFF"/>
      <style:text-properties style:font-name="Cambria"/>
    </style:style>
    <style:style style:name="P61" style:parent-style-name="Standard" style:list-style-name="LFO1" style:family="paragraph">
      <style:paragraph-properties fo:line-height="150%" fo:background-color="#FFFFFF"/>
      <style:text-properties style:font-name="Cambria"/>
    </style:style>
    <style:style style:name="P62" style:parent-style-name="Standard" style:list-style-name="LFO1" style:family="paragraph">
      <style:paragraph-properties fo:line-height="150%" fo:background-color="#FFFFFF"/>
      <style:text-properties style:font-name="Cambria"/>
    </style:style>
    <style:style style:name="P63" style:parent-style-name="Standard" style:list-style-name="LFO1" style:family="paragraph">
      <style:paragraph-properties fo:line-height="150%" fo:background-color="#FFFFFF"/>
      <style:text-properties style:font-name="Cambria"/>
    </style:style>
    <style:style style:name="P64" style:parent-style-name="Standard" style:list-style-name="LFO1" style:family="paragraph">
      <style:paragraph-properties fo:line-height="150%" fo:background-color="#FFFFFF"/>
      <style:text-properties style:font-name="Cambria"/>
    </style:style>
    <style:style style:name="P65"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66" style:parent-style-name="Standard" style:list-style-name="LFO1" style:family="paragraph">
      <style:paragraph-properties fo:line-height="150%" fo:background-color="#FFFFFF"/>
      <style:text-properties style:font-name="Cambria"/>
    </style:style>
    <style:style style:name="TableColumn68" style:family="table-column">
      <style:table-column-properties style:column-width="2.8958in" style:use-optimal-column-width="false"/>
    </style:style>
    <style:style style:name="TableColumn69" style:family="table-column">
      <style:table-column-properties style:column-width="3.4687in" style:use-optimal-column-width="false"/>
    </style:style>
    <style:style style:name="Table67" style:family="table">
      <style:table-properties style:width="6.3645in" fo:margin-left="0.5666in" table:align="left"/>
    </style:style>
    <style:style style:name="TableRow70" style:family="table-row">
      <style:table-row-properties style:use-optimal-row-height="false"/>
    </style:style>
    <style:style style:name="TableCell7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paragraph-properties fo:text-align="center" fo:background-color="#FFFFFF"/>
      <style:text-properties style:font-name="Cambria" fo:font-weight="bold" style:font-weight-asian="bold" style:font-weight-complex="bold"/>
    </style:style>
    <style:style style:name="TableCell73" style:family="table-cell">
      <style:table-cell-properties fo:border="0.0069in solid #000000" style:writing-mode="lr-tb" fo:padding-top="0.0381in" fo:padding-left="0.0381in" fo:padding-bottom="0.0381in" fo:padding-right="0.0381in"/>
    </style:style>
    <style:style style:name="P74" style:parent-style-name="TableContents" style:family="paragraph">
      <style:paragraph-properties fo:text-align="center" fo:background-color="#FFFFFF"/>
      <style:text-properties style:font-name="Cambria" fo:font-weight="bold" style:font-weight-asian="bold" style:font-weight-complex="bold"/>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paragraph-properties fo:text-align="center" fo:background-color="#FFFFFF"/>
      <style:text-properties style:font-name="Cambria"/>
    </style:style>
    <style:style style:name="TableCell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 style:parent-style-name="TableContents" style:family="paragraph">
      <style:paragraph-properties fo:text-align="center" fo:background-color="#FFFFFF"/>
      <style:text-properties style:font-name="Cambria"/>
    </style:style>
    <style:style style:name="TableRow80" style:family="table-row">
      <style:table-row-properties style:use-optimal-row-height="false"/>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paragraph-properties fo:text-align="center" fo:background-color="#FFFFFF"/>
      <style:text-properties style:font-name="Cambria"/>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paragraph-properties fo:text-align="center" fo:background-color="#FFFFFF"/>
      <style:text-properties style:font-name="Cambria"/>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paragraph-properties fo:text-align="center" fo:background-color="#FFFFFF"/>
      <style:text-properties style:font-name="Cambria"/>
    </style:style>
    <style:style style:name="TableCell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 style:parent-style-name="TableContents" style:family="paragraph">
      <style:paragraph-properties fo:text-align="center" fo:background-color="#FFFFFF"/>
      <style:text-properties style:font-name="Cambria"/>
    </style:style>
    <style:style style:name="P90" style:parent-style-name="Standard" style:family="paragraph">
      <style:paragraph-properties fo:line-height="150%" fo:background-color="#FFFFFF"/>
      <style:text-properties style:font-name="Cambria"/>
    </style:style>
    <style:style style:name="P91"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92" style:parent-style-name="Standard" style:list-style-name="LFO1" style:family="paragraph">
      <style:paragraph-properties fo:line-height="150%" fo:background-color="#FFFFFF"/>
      <style:text-properties style:font-name="Cambria"/>
    </style:style>
    <style:style style:name="P93" style:parent-style-name="Standard" style:list-style-name="LFO1" style:family="paragraph">
      <style:paragraph-properties fo:line-height="150%" fo:background-color="#FFFFFF"/>
      <style:text-properties style:font-name="Cambria"/>
    </style:style>
    <style:style style:name="P94" style:parent-style-name="Standard" style:list-style-name="LFO1" style:family="paragraph">
      <style:paragraph-properties fo:line-height="150%" fo:background-color="#FFFFFF"/>
      <style:text-properties style:font-name="Cambria"/>
    </style:style>
    <style:style style:name="P95" style:parent-style-name="Standard" style:list-style-name="LFO1" style:family="paragraph">
      <style:paragraph-properties fo:line-height="150%" fo:background-color="#FFFFFF"/>
      <style:text-properties style:font-name="Cambria"/>
    </style:style>
    <style:style style:name="P96" style:parent-style-name="Standard" style:list-style-name="LFO1" style:family="paragraph">
      <style:paragraph-properties fo:line-height="150%" fo:background-color="#FFFFFF"/>
      <style:text-properties style:font-name="Cambria"/>
    </style:style>
    <style:style style:name="P97" style:parent-style-name="Standard" style:list-style-name="LFO1" style:family="paragraph">
      <style:paragraph-properties fo:line-height="150%" fo:background-color="#FFFFFF"/>
      <style:text-properties style:font-name="Cambria"/>
    </style:style>
    <style:style style:name="P98" style:parent-style-name="Standard" style:list-style-name="LFO1" style:family="paragraph">
      <style:paragraph-properties fo:line-height="150%" fo:background-color="#FFFFFF"/>
      <style:text-properties style:font-name="Cambria" fo:background-color="#FFFF00"/>
    </style:style>
    <style:style style:name="P99" style:parent-style-name="Standard" style:list-style-name="LFO1" style:family="paragraph">
      <style:paragraph-properties fo:line-height="150%" fo:background-color="#FFFFFF"/>
      <style:text-properties style:font-name="Cambria" fo:background-color="#FFFF00"/>
    </style:style>
    <style:style style:name="P100" style:parent-style-name="Standard" style:list-style-name="LFO1" style:family="paragraph">
      <style:paragraph-properties fo:line-height="150%" fo:background-color="#FFFFFF"/>
      <style:text-properties style:font-name="Cambria" fo:background-color="#FFFF00"/>
    </style:style>
    <style:style style:name="P101" style:parent-style-name="Standard" style:list-style-name="LFO1" style:family="paragraph">
      <style:paragraph-properties fo:line-height="150%" fo:background-color="#FFFFFF"/>
      <style:text-properties style:font-name="Cambria" fo:background-color="#FFFF00"/>
    </style:style>
    <style:style style:name="P102" style:parent-style-name="Standard" style:list-style-name="LFO1" style:family="paragraph">
      <style:paragraph-properties fo:line-height="150%" fo:background-color="#FFFFFF"/>
      <style:text-properties style:font-name="Cambria" fo:background-color="#FFFF00"/>
    </style:style>
    <style:style style:name="P103" style:parent-style-name="Standard" style:family="paragraph">
      <style:paragraph-properties fo:line-height="150%" fo:background-color="#FFFFFF"/>
      <style:text-properties style:font-name="Cambria"/>
    </style:style>
    <style:style style:name="P104"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105" style:parent-style-name="Standard" style:list-style-name="LFO1" style:family="paragraph">
      <style:paragraph-properties fo:line-height="150%" fo:background-color="#FFFFFF"/>
      <style:text-properties style:font-name="Cambria"/>
    </style:style>
    <style:style style:name="P106" style:parent-style-name="Standard" style:list-style-name="LFO1" style:family="paragraph">
      <style:paragraph-properties fo:line-height="150%" fo:background-color="#FFFFFF"/>
      <style:text-properties style:font-name="Cambria"/>
    </style:style>
    <style:style style:name="P107" style:parent-style-name="Standard" style:list-style-name="LFO1" style:family="paragraph">
      <style:paragraph-properties fo:line-height="150%" fo:background-color="#FFFFFF"/>
      <style:text-properties style:font-name="Cambria"/>
    </style:style>
    <style:style style:name="P108" style:parent-style-name="Standard" style:list-style-name="LFO1" style:family="paragraph">
      <style:paragraph-properties fo:line-height="150%" fo:background-color="#FFFFFF"/>
      <style:text-properties style:font-name="Cambria"/>
    </style:style>
    <style:style style:name="P109" style:parent-style-name="Standard" style:list-style-name="LFO1" style:family="paragraph">
      <style:paragraph-properties fo:line-height="150%" fo:background-color="#FFFFFF"/>
      <style:text-properties style:font-name="Cambria"/>
    </style:style>
    <style:style style:name="P110" style:parent-style-name="Standard" style:list-style-name="LFO1" style:family="paragraph">
      <style:paragraph-properties fo:line-height="150%" fo:background-color="#FFFFFF"/>
      <style:text-properties style:font-name="Cambria"/>
    </style:style>
    <style:style style:name="P111" style:parent-style-name="Standard" style:list-style-name="LFO1" style:family="paragraph">
      <style:paragraph-properties fo:line-height="150%" fo:background-color="#FFFFFF"/>
      <style:text-properties style:font-name="Cambria"/>
    </style:style>
    <style:style style:name="P112" style:parent-style-name="Standard" style:list-style-name="LFO1" style:family="paragraph">
      <style:paragraph-properties fo:line-height="150%" fo:background-color="#FFFFFF"/>
      <style:text-properties style:font-name="Cambria"/>
    </style:style>
    <style:style style:name="P113" style:parent-style-name="Standard" style:list-style-name="LFO1" style:family="paragraph">
      <style:paragraph-properties fo:line-height="150%" fo:background-color="#FFFFFF"/>
      <style:text-properties style:font-name="Cambria"/>
    </style:style>
    <style:style style:name="P114" style:parent-style-name="Standard" style:list-style-name="LFO1" style:family="paragraph">
      <style:paragraph-properties fo:line-height="150%" fo:background-color="#FFFFFF"/>
      <style:text-properties style:font-name="Cambria"/>
    </style:style>
    <style:style style:name="P115" style:parent-style-name="Standard" style:list-style-name="LFO1" style:family="paragraph">
      <style:paragraph-properties fo:line-height="150%" fo:background-color="#FFFFFF"/>
      <style:text-properties style:font-name="Cambria"/>
    </style:style>
    <style:style style:name="P116" style:parent-style-name="Standard" style:list-style-name="LFO1" style:family="paragraph">
      <style:paragraph-properties fo:line-height="150%" fo:background-color="#FFFFFF"/>
      <style:text-properties style:font-name="Cambria"/>
    </style:style>
    <style:style style:name="P117" style:parent-style-name="Standard" style:list-style-name="LFO1" style:family="paragraph">
      <style:paragraph-properties fo:line-height="150%" fo:background-color="#FFFFFF"/>
      <style:text-properties style:font-name="Cambria"/>
    </style:style>
    <style:style style:name="P118" style:parent-style-name="Standard" style:list-style-name="LFO1" style:family="paragraph">
      <style:paragraph-properties fo:line-height="150%" fo:background-color="#FFFFFF"/>
      <style:text-properties style:font-name="Cambria"/>
    </style:style>
    <style:style style:name="P119" style:parent-style-name="Standard" style:list-style-name="LFO1" style:family="paragraph">
      <style:paragraph-properties fo:line-height="150%" fo:background-color="#FFFFFF"/>
      <style:text-properties style:font-name="Cambria"/>
    </style:style>
    <style:style style:name="P120" style:parent-style-name="Standard" style:list-style-name="LFO1" style:family="paragraph">
      <style:paragraph-properties fo:line-height="150%" fo:background-color="#FFFFFF"/>
      <style:text-properties style:font-name="Cambria"/>
    </style:style>
    <style:style style:name="P121" style:parent-style-name="Standard" style:list-style-name="LFO1" style:family="paragraph">
      <style:paragraph-properties fo:line-height="150%" fo:background-color="#FFFFFF"/>
      <style:text-properties style:font-name="Cambria"/>
    </style:style>
    <style:style style:name="P122" style:parent-style-name="Standard" style:list-style-name="LFO1" style:family="paragraph">
      <style:paragraph-properties fo:line-height="150%" fo:background-color="#FFFFFF"/>
      <style:text-properties style:font-name="Cambria"/>
    </style:style>
    <style:style style:name="P123" style:parent-style-name="Standard" style:list-style-name="LFO1" style:family="paragraph">
      <style:paragraph-properties fo:line-height="150%" fo:background-color="#FFFFFF"/>
      <style:text-properties style:font-name="Cambria"/>
    </style:style>
    <style:style style:name="P124" style:parent-style-name="Standard" style:list-style-name="LFO1" style:family="paragraph">
      <style:paragraph-properties fo:line-height="150%" fo:background-color="#FFFFFF"/>
      <style:text-properties style:font-name="Cambria"/>
    </style:style>
    <style:style style:name="P125" style:parent-style-name="Standard" style:list-style-name="LFO1" style:family="paragraph">
      <style:paragraph-properties fo:line-height="150%" fo:background-color="#FFFFFF"/>
      <style:text-properties style:font-name="Cambria" fo:background-color="#FFFF00"/>
    </style:style>
    <style:style style:name="P126" style:parent-style-name="Standard" style:list-style-name="LFO1" style:family="paragraph">
      <style:paragraph-properties fo:line-height="150%" fo:background-color="#FFFFFF"/>
      <style:text-properties style:font-name="Cambria" fo:background-color="#FFFF00"/>
    </style:style>
    <style:style style:name="P127" style:parent-style-name="Standard" style:list-style-name="LFO1" style:family="paragraph">
      <style:paragraph-properties fo:line-height="150%" fo:background-color="#FFFFFF"/>
      <style:text-properties style:font-name="Cambria" fo:background-color="#FFFF00"/>
    </style:style>
    <style:style style:name="P128" style:parent-style-name="Standard" style:list-style-name="LFO1" style:family="paragraph">
      <style:paragraph-properties fo:line-height="150%" fo:background-color="#FFFFFF"/>
      <style:text-properties style:font-name="Cambria" fo:background-color="#FFFF00"/>
    </style:style>
    <style:style style:name="P129" style:parent-style-name="Standard" style:family="paragraph">
      <style:paragraph-properties fo:line-height="150%" fo:background-color="#FFFFFF"/>
      <style:text-properties style:font-name="Cambria"/>
    </style:style>
    <style:style style:name="P130"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131" style:parent-style-name="Standard" style:list-style-name="LFO1" style:family="paragraph">
      <style:paragraph-properties fo:line-height="150%" fo:background-color="#FFFFFF"/>
      <style:text-properties style:font-name="Cambria"/>
    </style:style>
    <style:style style:name="P132" style:parent-style-name="Standard" style:list-style-name="LFO1" style:family="paragraph">
      <style:paragraph-properties fo:line-height="150%" fo:background-color="#FFFFFF"/>
      <style:text-properties style:font-name="Cambria"/>
    </style:style>
    <style:style style:name="P133" style:parent-style-name="Standard" style:list-style-name="LFO1" style:family="paragraph">
      <style:paragraph-properties fo:line-height="150%" fo:background-color="#FFFFFF"/>
      <style:text-properties style:font-name="Cambria"/>
    </style:style>
    <style:style style:name="P134" style:parent-style-name="Standard" style:family="paragraph">
      <style:paragraph-properties fo:line-height="150%" fo:background-color="#FFFFFF"/>
      <style:text-properties style:font-name="Cambria"/>
    </style:style>
    <style:style style:name="P135"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136" style:parent-style-name="Standard" style:list-style-name="LFO1" style:family="paragraph">
      <style:paragraph-properties fo:line-height="150%" fo:background-color="#FFFFFF"/>
      <style:text-properties style:font-name="Cambria"/>
    </style:style>
    <style:style style:name="P137" style:parent-style-name="Standard" style:list-style-name="LFO1" style:family="paragraph">
      <style:paragraph-properties fo:line-height="150%" fo:background-color="#FFFFFF"/>
      <style:text-properties style:font-name="Cambria"/>
    </style:style>
    <style:style style:name="P138" style:parent-style-name="Standard" style:list-style-name="LFO1" style:family="paragraph">
      <style:paragraph-properties fo:line-height="150%" fo:background-color="#FFFFFF"/>
      <style:text-properties style:font-name="Cambria"/>
    </style:style>
    <style:style style:name="P139" style:parent-style-name="Standard" style:list-style-name="LFO1" style:family="paragraph">
      <style:paragraph-properties fo:line-height="150%" fo:background-color="#FFFFFF"/>
      <style:text-properties style:font-name="Cambria"/>
    </style:style>
    <style:style style:name="P140" style:parent-style-name="Standard" style:list-style-name="LFO1" style:family="paragraph">
      <style:paragraph-properties fo:line-height="150%" fo:background-color="#FFFFFF"/>
      <style:text-properties style:font-name="Cambria"/>
    </style:style>
    <style:style style:name="P141" style:parent-style-name="Standard" style:list-style-name="LFO1" style:family="paragraph">
      <style:paragraph-properties fo:line-height="150%" fo:background-color="#FFFFFF"/>
      <style:text-properties style:font-name="Cambria"/>
    </style:style>
    <style:style style:name="P142" style:parent-style-name="Standard" style:list-style-name="LFO1" style:family="paragraph">
      <style:paragraph-properties fo:line-height="150%" fo:background-color="#FFFFFF"/>
      <style:text-properties style:font-name="Cambria"/>
    </style:style>
    <style:style style:name="P143" style:parent-style-name="Standard" style:list-style-name="LFO1" style:family="paragraph">
      <style:paragraph-properties fo:line-height="150%" fo:background-color="#FFFFFF"/>
      <style:text-properties style:font-name="Cambria"/>
    </style:style>
    <style:style style:name="P144" style:parent-style-name="Standard" style:list-style-name="LFO1" style:family="paragraph">
      <style:paragraph-properties fo:line-height="150%" fo:background-color="#FFFFFF"/>
      <style:text-properties style:font-name="Cambria"/>
    </style:style>
    <style:style style:name="P145" style:parent-style-name="Standard" style:list-style-name="LFO1" style:family="paragraph">
      <style:paragraph-properties fo:line-height="150%" fo:background-color="#FFFFFF"/>
      <style:text-properties style:font-name="Cambria"/>
    </style:style>
    <style:style style:name="P146" style:parent-style-name="Standard" style:list-style-name="LFO1" style:family="paragraph">
      <style:paragraph-properties fo:line-height="150%" fo:background-color="#FFFFFF"/>
      <style:text-properties style:font-name="Cambria"/>
    </style:style>
    <style:style style:name="P147" style:parent-style-name="Standard" style:list-style-name="LFO1" style:family="paragraph">
      <style:paragraph-properties fo:line-height="150%" fo:background-color="#FFFFFF"/>
      <style:text-properties style:font-name="Cambria"/>
    </style:style>
    <style:style style:name="P148" style:parent-style-name="Standard" style:list-style-name="LFO1" style:family="paragraph">
      <style:paragraph-properties fo:line-height="150%" fo:background-color="#FFFFFF"/>
      <style:text-properties style:font-name="Cambria"/>
    </style:style>
    <style:style style:name="P149" style:parent-style-name="Standard" style:list-style-name="LFO1" style:family="paragraph">
      <style:paragraph-properties fo:line-height="150%" fo:background-color="#FFFFFF"/>
      <style:text-properties style:font-name="Cambria"/>
    </style:style>
    <style:style style:name="P150" style:parent-style-name="Standard" style:list-style-name="LFO1" style:family="paragraph">
      <style:paragraph-properties fo:line-height="150%" fo:background-color="#FFFFFF"/>
      <style:text-properties style:font-name="Cambria" fo:background-color="#FFFF00"/>
    </style:style>
    <style:style style:name="P151" style:parent-style-name="Standard" style:list-style-name="LFO1" style:family="paragraph">
      <style:paragraph-properties fo:line-height="150%" fo:background-color="#FFFFFF"/>
      <style:text-properties style:font-name="Cambria"/>
    </style:style>
    <style:style style:name="P152" style:parent-style-name="Standard" style:list-style-name="LFO1" style:family="paragraph">
      <style:paragraph-properties fo:line-height="150%" fo:background-color="#FFFFFF"/>
      <style:text-properties style:font-name="Cambria"/>
    </style:style>
    <style:style style:name="P153" style:parent-style-name="Standard" style:list-style-name="LFO1" style:family="paragraph">
      <style:paragraph-properties fo:line-height="150%" fo:background-color="#FFFFFF"/>
      <style:text-properties style:font-name="Cambria"/>
    </style:style>
    <style:style style:name="P154" style:parent-style-name="Standard" style:list-style-name="LFO1" style:family="paragraph">
      <style:paragraph-properties fo:line-height="150%" fo:background-color="#FFFFFF"/>
      <style:text-properties style:font-name="Cambria"/>
    </style:style>
    <style:style style:name="P155" style:parent-style-name="Standard" style:list-style-name="LFO1" style:family="paragraph">
      <style:paragraph-properties fo:line-height="150%" fo:background-color="#FFFFFF"/>
      <style:text-properties style:font-name="Cambria"/>
    </style:style>
    <style:style style:name="P156" style:parent-style-name="Standard" style:list-style-name="LFO1" style:family="paragraph">
      <style:paragraph-properties fo:line-height="150%" fo:background-color="#FFFFFF"/>
    </style:style>
    <style:style style:name="T157" style:parent-style-name="DefaultParagraphFont" style:family="text">
      <style:text-properties style:font-name="Cambria"/>
    </style:style>
    <style:style style:name="T158" style:parent-style-name="DefaultParagraphFont" style:family="text">
      <style:text-properties style:font-name="Cambria" fo:background-color="#FFFF00"/>
    </style:style>
    <style:style style:name="T159" style:parent-style-name="DefaultParagraphFont" style:family="text">
      <style:text-properties style:font-name="Cambria"/>
    </style:style>
    <style:style style:name="P160" style:parent-style-name="Standard" style:list-style-name="LFO1" style:family="paragraph">
      <style:paragraph-properties fo:line-height="150%" fo:background-color="#FFFFFF"/>
      <style:text-properties style:font-name="Cambria" fo:background-color="#FFFF00"/>
    </style:style>
    <style:style style:name="P161" style:parent-style-name="Standard" style:list-style-name="LFO1" style:family="paragraph">
      <style:paragraph-properties fo:line-height="150%" fo:background-color="#FFFFFF"/>
      <style:text-properties style:font-name="Cambria" fo:background-color="#FFFF00"/>
    </style:style>
    <style:style style:name="P162" style:parent-style-name="Standard" style:list-style-name="LFO1" style:family="paragraph">
      <style:paragraph-properties fo:line-height="150%" fo:background-color="#FFFFFF"/>
      <style:text-properties style:font-name="Cambria" fo:background-color="#FFFF00"/>
    </style:style>
    <style:style style:name="P163" style:parent-style-name="Standard" style:list-style-name="LFO1" style:family="paragraph">
      <style:paragraph-properties fo:line-height="150%" fo:background-color="#FFFFFF"/>
      <style:text-properties style:font-name="Cambria" fo:background-color="#FFFF00"/>
    </style:style>
    <style:style style:name="P164" style:parent-style-name="Standard" style:list-style-name="LFO1" style:family="paragraph">
      <style:paragraph-properties fo:line-height="150%" fo:background-color="#FFFFFF"/>
      <style:text-properties style:font-name="Cambria" fo:background-color="#FFFF00"/>
    </style:style>
    <style:style style:name="P165" style:parent-style-name="Standard" style:list-style-name="LFO1" style:family="paragraph">
      <style:paragraph-properties fo:line-height="150%" fo:background-color="#FFFFFF"/>
      <style:text-properties style:font-name="Cambria" fo:background-color="#FFFF00"/>
    </style:style>
    <style:style style:name="P166" style:parent-style-name="Standard" style:list-style-name="LFO1" style:family="paragraph">
      <style:paragraph-properties fo:line-height="150%" fo:background-color="#FFFFFF"/>
      <style:text-properties style:font-name="Cambria" fo:background-color="#FFFF00"/>
    </style:style>
    <style:style style:name="P167" style:parent-style-name="Standard" style:list-style-name="LFO1" style:family="paragraph">
      <style:paragraph-properties fo:line-height="150%" fo:background-color="#FFFFFF"/>
      <style:text-properties style:font-name="Cambria" fo:background-color="#FFFF00"/>
    </style:style>
    <style:style style:name="P168" style:parent-style-name="Standard" style:list-style-name="LFO1" style:family="paragraph">
      <style:paragraph-properties fo:line-height="150%" fo:background-color="#FFFFFF"/>
      <style:text-properties style:font-name="Cambria" fo:background-color="#FFFF00"/>
    </style:style>
    <style:style style:name="P169" style:parent-style-name="Standard" style:list-style-name="LFO1" style:family="paragraph">
      <style:paragraph-properties fo:line-height="150%" fo:background-color="#FFFFFF"/>
      <style:text-properties style:font-name="Cambria" fo:background-color="#FFFF00"/>
    </style:style>
    <style:style style:name="P170" style:parent-style-name="Standard" style:family="paragraph">
      <style:paragraph-properties fo:line-height="150%" fo:background-color="#FFFFFF"/>
      <style:text-properties style:font-name="Cambria"/>
    </style:style>
    <style:style style:name="P171"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172" style:parent-style-name="Standard" style:list-style-name="LFO1" style:family="paragraph">
      <style:paragraph-properties fo:line-height="150%" fo:background-color="#FFFFFF"/>
      <style:text-properties style:font-name="Cambria"/>
    </style:style>
    <style:style style:name="P173" style:parent-style-name="Standard" style:list-style-name="LFO1" style:family="paragraph">
      <style:paragraph-properties fo:line-height="150%" fo:background-color="#FFFFFF"/>
      <style:text-properties style:font-name="Cambria"/>
    </style:style>
    <style:style style:name="TableColumn175" style:family="table-column">
      <style:table-column-properties style:column-width="0.8854in" style:use-optimal-column-width="false"/>
    </style:style>
    <style:style style:name="TableColumn176" style:family="table-column">
      <style:table-column-properties style:column-width="0.875in" style:use-optimal-column-width="false"/>
    </style:style>
    <style:style style:name="TableColumn177" style:family="table-column">
      <style:table-column-properties style:column-width="2.5729in" style:use-optimal-column-width="false"/>
    </style:style>
    <style:style style:name="TableColumn178" style:family="table-column">
      <style:table-column-properties style:column-width="1.9375in" style:use-optimal-column-width="false"/>
    </style:style>
    <style:style style:name="Table174" style:family="table">
      <style:table-properties style:width="6.2708in" fo:margin-left="0.702in" table:align="left"/>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text-align="center" fo:background-color="#FFFFFF"/>
      <style:text-properties style:font-name="Cambria" fo:font-weight="bold" style:font-weight-asian="bold" style:font-weight-complex="bold"/>
    </style:style>
    <style:style style:name="TableCell1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paragraph-properties fo:text-align="center" fo:background-color="#FFFFFF"/>
      <style:text-properties style:font-name="Cambria" fo:font-weight="bold" style:font-weight-asian="bold" style:font-weight-complex="bold"/>
    </style:style>
    <style:style style:name="TableCell1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text-align="center" fo:background-color="#FFFFFF"/>
      <style:text-properties style:font-name="Cambria" fo:font-weight="bold" style:font-weight-asian="bold" style:font-weight-complex="bold"/>
    </style:style>
    <style:style style:name="TableCell186" style:family="table-cell">
      <style:table-cell-properties fo:border="0.0069in solid #000000" style:writing-mode="lr-tb" fo:padding-top="0.0381in" fo:padding-left="0.0381in" fo:padding-bottom="0.0381in" fo:padding-right="0.0381in"/>
    </style:style>
    <style:style style:name="P187" style:parent-style-name="TableContents" style:family="paragraph">
      <style:paragraph-properties fo:text-align="center" fo:background-color="#FFFFFF"/>
      <style:text-properties style:font-name="Cambria" fo:font-weight="bold" style:font-weight-asian="bold" style:font-weight-complex="bold"/>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center" fo:background-color="#FFFFFF"/>
      <style:text-properties style:font-name="Cambria"/>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paragraph-properties fo:text-align="center" fo:background-color="#FFFFFF"/>
      <style:text-properties style:font-name="Cambria"/>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paragraph-properties fo:text-align="center" fo:background-color="#FFFFFF"/>
      <style:text-properties style:font-name="Cambria"/>
    </style:style>
    <style:style style:name="TableCell1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6" style:parent-style-name="TableContents" style:family="paragraph">
      <style:paragraph-properties fo:text-align="center" fo:background-color="#FFFFFF"/>
      <style:text-properties style:font-name="Cambria"/>
    </style:style>
    <style:style style:name="TableRow197" style:family="table-row">
      <style:table-row-properties style:use-optimal-row-height="false"/>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TableContents" style:family="paragraph">
      <style:paragraph-properties fo:text-align="center" fo:background-color="#FFFFFF"/>
      <style:text-properties style:font-name="Cambria"/>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paragraph-properties fo:text-align="center" fo:background-color="#FFFFFF"/>
      <style:text-properties style:font-name="Cambria"/>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paragraph-properties fo:text-align="center" fo:background-color="#FFFFFF"/>
      <style:text-properties style:font-name="Cambria"/>
    </style:style>
    <style:style style:name="TableCell2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5" style:parent-style-name="TableContents" style:family="paragraph">
      <style:paragraph-properties fo:text-align="center" fo:background-color="#FFFFFF"/>
      <style:text-properties style:font-name="Cambria"/>
    </style:style>
    <style:style style:name="TableRow206" style:family="table-row">
      <style:table-row-properties style:use-optimal-row-height="fals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center" fo:background-color="#FFFFFF"/>
      <style:text-properties style:font-name="Cambria"/>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text-align="center" fo:background-color="#FFFFFF"/>
      <style:text-properties style:font-name="Cambria"/>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paragraph-properties fo:text-align="center" fo:background-color="#FFFFFF"/>
      <style:text-properties style:font-name="Cambria"/>
    </style:style>
    <style:style style:name="TableCell2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4" style:parent-style-name="TableContents" style:family="paragraph">
      <style:paragraph-properties fo:text-align="center" fo:background-color="#FFFFFF"/>
      <style:text-properties style:font-name="Cambria"/>
    </style:style>
    <style:style style:name="TableRow215" style:family="table-row">
      <style:table-row-properties style:use-optimal-row-height="false"/>
    </style:style>
    <style:style style:name="TableCell2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7" style:parent-style-name="TableContents" style:family="paragraph">
      <style:paragraph-properties fo:text-align="center" fo:background-color="#FFFFFF"/>
      <style:text-properties style:font-name="Cambria"/>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center" fo:background-color="#FFFFFF"/>
      <style:text-properties style:font-name="Cambria"/>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center" fo:background-color="#FFFFFF"/>
      <style:text-properties style:font-name="Cambria"/>
    </style:style>
    <style:style style:name="TableCell2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3" style:parent-style-name="TableContents" style:family="paragraph">
      <style:paragraph-properties fo:text-align="center" fo:background-color="#FFFFFF"/>
      <style:text-properties style:font-name="Cambria"/>
    </style:style>
    <style:style style:name="P224" style:parent-style-name="Standard" style:family="paragraph">
      <style:paragraph-properties fo:line-height="150%" fo:background-color="#FFFFFF"/>
      <style:text-properties style:font-name="Cambria"/>
    </style:style>
    <style:style style:name="P225" style:parent-style-name="Standard" style:list-style-name="LFO1" style:family="paragraph">
      <style:paragraph-properties fo:line-height="150%" fo:background-color="#FFFFFF"/>
      <style:text-properties style:font-name="Cambria"/>
    </style:style>
    <style:style style:name="P226" style:parent-style-name="Standard" style:list-style-name="LFO1" style:family="paragraph">
      <style:paragraph-properties fo:line-height="150%" fo:background-color="#FFFFFF"/>
      <style:text-properties style:font-name="Cambria"/>
    </style:style>
    <style:style style:name="TableColumn228" style:family="table-column">
      <style:table-column-properties style:column-width="0.8854in" style:use-optimal-column-width="false"/>
    </style:style>
    <style:style style:name="TableColumn229" style:family="table-column">
      <style:table-column-properties style:column-width="0.875in" style:use-optimal-column-width="false"/>
    </style:style>
    <style:style style:name="TableColumn230" style:family="table-column">
      <style:table-column-properties style:column-width="2.5729in" style:use-optimal-column-width="false"/>
    </style:style>
    <style:style style:name="TableColumn231" style:family="table-column">
      <style:table-column-properties style:column-width="1.9375in" style:use-optimal-column-width="false"/>
    </style:style>
    <style:style style:name="Table227" style:family="table">
      <style:table-properties style:width="6.2708in" fo:margin-left="0.702in" table:align="left"/>
    </style:style>
    <style:style style:name="TableRow232" style:family="table-row">
      <style:table-row-properties style:use-optimal-row-height="false"/>
    </style:style>
    <style:style style:name="TableCell2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text-align="center" fo:background-color="#FFFFFF"/>
      <style:text-properties style:font-name="Cambria" fo:font-weight="bold" style:font-weight-asian="bold" style:font-weight-complex="bold"/>
    </style:style>
    <style:style style:name="TableCell2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center" fo:background-color="#FFFFFF"/>
      <style:text-properties style:font-name="Cambria" fo:font-weight="bold" style:font-weight-asian="bold" style:font-weight-complex="bold"/>
    </style:style>
    <style:style style:name="TableCell23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text-align="center" fo:background-color="#FFFFFF"/>
      <style:text-properties style:font-name="Cambria" fo:font-weight="bold" style:font-weight-asian="bold" style:font-weight-complex="bold"/>
    </style:style>
    <style:style style:name="TableCell239" style:family="table-cell">
      <style:table-cell-properties fo:border="0.0069in solid #000000" style:writing-mode="lr-tb" fo:padding-top="0.0381in" fo:padding-left="0.0381in" fo:padding-bottom="0.0381in" fo:padding-right="0.0381in"/>
    </style:style>
    <style:style style:name="P240" style:parent-style-name="TableContents" style:family="paragraph">
      <style:paragraph-properties fo:text-align="center" fo:background-color="#FFFFFF"/>
      <style:text-properties style:font-name="Cambria" fo:font-weight="bold" style:font-weight-asian="bold" style:font-weight-complex="bold"/>
    </style:style>
    <style:style style:name="TableRow241" style:family="table-row">
      <style:table-row-properties style:use-optimal-row-height="false"/>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paragraph-properties fo:text-align="center" fo:background-color="#FFFFFF"/>
      <style:text-properties style:font-name="Cambria"/>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text-align="center" fo:background-color="#FFFFFF"/>
      <style:text-properties style:font-name="Cambria"/>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text-align="center" fo:background-color="#FFFFFF"/>
      <style:text-properties style:font-name="Cambria"/>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9" style:parent-style-name="TableContents" style:family="paragraph">
      <style:paragraph-properties fo:text-align="center" fo:background-color="#FFFFFF"/>
      <style:text-properties style:font-name="Cambria"/>
    </style:style>
    <style:style style:name="TableRow250" style:family="table-row">
      <style:table-row-properties style:use-optimal-row-height="false"/>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2" style:parent-style-name="TableContents" style:family="paragraph">
      <style:paragraph-properties fo:text-align="center" fo:background-color="#FFFFFF"/>
      <style:text-properties style:font-name="Cambria"/>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TableContents" style:family="paragraph">
      <style:paragraph-properties fo:text-align="center" fo:background-color="#FFFFFF"/>
      <style:text-properties style:font-name="Cambria"/>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center" fo:background-color="#FFFFFF"/>
      <style:text-properties style:font-name="Cambria"/>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ableContents" style:family="paragraph">
      <style:paragraph-properties fo:text-align="center" fo:background-color="#FFFFFF"/>
      <style:text-properties style:font-name="Cambria"/>
    </style:style>
    <style:style style:name="TableRow259" style:family="table-row">
      <style:table-row-properties style:use-optimal-row-height="false"/>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paragraph-properties fo:text-align="center" fo:background-color="#FFFFFF"/>
      <style:text-properties style:font-name="Cambria"/>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text-align="center" fo:background-color="#FFFFFF"/>
      <style:text-properties style:font-name="Cambria"/>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paragraph-properties fo:text-align="center" fo:background-color="#FFFFFF"/>
      <style:text-properties style:font-name="Cambria"/>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7" style:parent-style-name="TableContents" style:family="paragraph">
      <style:paragraph-properties fo:text-align="center" fo:background-color="#FFFFFF"/>
      <style:text-properties style:font-name="Cambria"/>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center" fo:background-color="#FFFFFF"/>
      <style:text-properties style:font-name="Cambria"/>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center" fo:background-color="#FFFFFF"/>
      <style:text-properties style:font-name="Cambria"/>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paragraph-properties fo:text-align="center" fo:background-color="#FFFFFF"/>
      <style:text-properties style:font-name="Cambria"/>
    </style:style>
    <style:style style:name="TableCell2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6" style:parent-style-name="TableContents" style:family="paragraph">
      <style:paragraph-properties fo:text-align="center" fo:background-color="#FFFFFF"/>
      <style:text-properties style:font-name="Cambria"/>
    </style:style>
    <style:style style:name="P277" style:parent-style-name="Standard" style:family="paragraph">
      <style:paragraph-properties fo:line-height="150%" fo:margin-left="0.75in" fo:background-color="#FFFFFF">
        <style:tab-stops/>
      </style:paragraph-properties>
      <style:text-properties style:font-name="Cambria"/>
    </style:style>
    <style:style style:name="P278" style:parent-style-name="Standard" style:list-style-name="LFO1" style:family="paragraph">
      <style:paragraph-properties fo:line-height="150%" fo:background-color="#FFFFFF"/>
      <style:text-properties style:font-name="Cambria" fo:background-color="#FFFF00"/>
    </style:style>
    <style:style style:name="P279" style:parent-style-name="Standard" style:list-style-name="LFO1" style:family="paragraph">
      <style:paragraph-properties fo:line-height="150%" fo:background-color="#FFFFFF"/>
      <style:text-properties style:font-name="Cambria" fo:background-color="#FFFF00"/>
    </style:style>
    <style:style style:name="TableColumn281" style:family="table-column">
      <style:table-column-properties style:column-width="0.8854in" style:use-optimal-column-width="false"/>
    </style:style>
    <style:style style:name="TableColumn282" style:family="table-column">
      <style:table-column-properties style:column-width="0.875in" style:use-optimal-column-width="false"/>
    </style:style>
    <style:style style:name="TableColumn283" style:family="table-column">
      <style:table-column-properties style:column-width="2.5729in" style:use-optimal-column-width="false"/>
    </style:style>
    <style:style style:name="TableColumn284" style:family="table-column">
      <style:table-column-properties style:column-width="1.9375in" style:use-optimal-column-width="false"/>
    </style:style>
    <style:style style:name="Table280" style:family="table">
      <style:table-properties style:width="6.2708in" fo:margin-left="0.702in" table:align="left"/>
    </style:style>
    <style:style style:name="TableRow285" style:family="table-row">
      <style:table-row-properties style:use-optimal-row-height="false"/>
    </style:style>
    <style:style style:name="TableCell28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paragraph-properties fo:text-align="center" fo:background-color="#FFFFFF"/>
      <style:text-properties style:font-name="Cambria" fo:font-weight="bold" style:font-weight-asian="bold" style:font-weight-complex="bold" fo:background-color="#FFFF00"/>
    </style:style>
    <style:style style:name="TableCell28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9" style:parent-style-name="TableContents" style:family="paragraph">
      <style:paragraph-properties fo:text-align="center" fo:background-color="#FFFFFF"/>
      <style:text-properties style:font-name="Cambria" fo:font-weight="bold" style:font-weight-asian="bold" style:font-weight-complex="bold" fo:background-color="#FFFF00"/>
    </style:style>
    <style:style style:name="TableCell2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center" fo:background-color="#FFFFFF"/>
      <style:text-properties style:font-name="Cambria" fo:font-weight="bold" style:font-weight-asian="bold" style:font-weight-complex="bold" fo:background-color="#FFFF00"/>
    </style:style>
    <style:style style:name="TableCell292" style:family="table-cell">
      <style:table-cell-properties fo:border="0.0069in solid #000000" style:writing-mode="lr-tb" fo:padding-top="0.0381in" fo:padding-left="0.0381in" fo:padding-bottom="0.0381in" fo:padding-right="0.0381in"/>
    </style:style>
    <style:style style:name="P293" style:parent-style-name="TableContents" style:family="paragraph">
      <style:paragraph-properties fo:text-align="center" fo:background-color="#FFFFFF"/>
      <style:text-properties style:font-name="Cambria" fo:font-weight="bold" style:font-weight-asian="bold" style:font-weight-complex="bold" fo:background-color="#FFFF00"/>
    </style:style>
    <style:style style:name="TableRow294" style:family="table-row">
      <style:table-row-properties style:use-optimal-row-height="false"/>
    </style:style>
    <style:style style:name="TableCell2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6" style:parent-style-name="TableContents" style:family="paragraph">
      <style:paragraph-properties fo:text-align="center" fo:background-color="#FFFFFF"/>
      <style:text-properties style:font-name="Cambria" fo:background-color="#FFFF00"/>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paragraph-properties fo:text-align="center" fo:background-color="#FFFFFF"/>
      <style:text-properties style:font-name="Cambria" fo:background-color="#FFFF00"/>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paragraph-properties fo:text-align="center" fo:background-color="#FFFFFF"/>
      <style:text-properties style:font-name="Cambria" fo:background-color="#FFFF00"/>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paragraph-properties fo:text-align="center" fo:background-color="#FFFFFF"/>
      <style:text-properties style:font-name="Cambria" fo:background-color="#FFFF00"/>
    </style:style>
    <style:style style:name="TableRow303" style:family="table-row">
      <style:table-row-properties style:use-optimal-row-height="false"/>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5" style:parent-style-name="TableContents" style:family="paragraph">
      <style:paragraph-properties fo:text-align="center" fo:background-color="#FFFFFF"/>
      <style:text-properties style:font-name="Cambria" fo:background-color="#FFFF00"/>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paragraph-properties fo:text-align="center" fo:background-color="#FFFFFF"/>
      <style:text-properties style:font-name="Cambria" fo:background-color="#FFFF00"/>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paragraph-properties fo:text-align="center" fo:background-color="#FFFFFF"/>
      <style:text-properties style:font-name="Cambria" fo:background-color="#FFFF00"/>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paragraph-properties fo:text-align="center" fo:background-color="#FFFFFF"/>
      <style:text-properties style:font-name="Cambria" fo:background-color="#FFFF00"/>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paragraph-properties fo:text-align="center" fo:background-color="#FFFFFF"/>
      <style:text-properties style:font-name="Cambria" fo:background-color="#FFFF00"/>
    </style:style>
    <style:style style:name="TableCell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6" style:parent-style-name="TableContents" style:family="paragraph">
      <style:paragraph-properties fo:text-align="center" fo:background-color="#FFFFFF"/>
      <style:text-properties style:font-name="Cambria" fo:background-color="#FFFF00"/>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center" fo:background-color="#FFFFFF"/>
      <style:text-properties style:font-name="Cambria" fo:background-color="#FFFF00"/>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0" style:parent-style-name="TableContents" style:family="paragraph">
      <style:paragraph-properties fo:text-align="center" fo:background-color="#FFFFFF"/>
      <style:text-properties style:font-name="Cambria" fo:background-color="#FFFF00"/>
    </style:style>
    <style:style style:name="TableRow321" style:family="table-row">
      <style:table-row-properties style:use-optimal-row-height="false"/>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3" style:parent-style-name="TableContents" style:family="paragraph">
      <style:paragraph-properties fo:text-align="center" fo:background-color="#FFFFFF"/>
      <style:text-properties style:font-name="Cambria" fo:background-color="#FFFF00"/>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5" style:parent-style-name="TableContents" style:family="paragraph">
      <style:paragraph-properties fo:text-align="center" fo:background-color="#FFFFFF"/>
      <style:text-properties style:font-name="Cambria" fo:background-color="#FFFF00"/>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paragraph-properties fo:text-align="center" fo:background-color="#FFFFFF"/>
      <style:text-properties style:font-name="Cambria" fo:background-color="#FFFF00"/>
    </style:style>
    <style:style style:name="TableCell3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9" style:parent-style-name="TableContents" style:family="paragraph">
      <style:paragraph-properties fo:text-align="center" fo:background-color="#FFFFFF"/>
      <style:text-properties style:font-name="Cambria" fo:background-color="#FFFF00"/>
    </style:style>
    <style:style style:name="TableRow330" style:family="table-row">
      <style:table-row-properties style:use-optimal-row-height="false"/>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2" style:parent-style-name="TableContents" style:family="paragraph">
      <style:paragraph-properties fo:text-align="center" fo:background-color="#FFFFFF"/>
      <style:text-properties style:font-name="Cambria" fo:background-color="#FFFF00"/>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4" style:parent-style-name="TableContents" style:family="paragraph">
      <style:paragraph-properties fo:text-align="center" fo:background-color="#FFFFFF"/>
      <style:text-properties style:font-name="Cambria" fo:background-color="#FFFF00"/>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paragraph-properties fo:text-align="center" fo:background-color="#FFFFFF"/>
      <style:text-properties style:font-name="Cambria" fo:background-color="#FFFF00"/>
    </style:style>
    <style:style style:name="TableCell3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8" style:parent-style-name="TableContents" style:family="paragraph">
      <style:paragraph-properties fo:text-align="center" fo:background-color="#FFFFFF"/>
      <style:text-properties style:font-name="Cambria" fo:background-color="#FFFF00"/>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paragraph-properties fo:text-align="center" fo:background-color="#FFFFFF"/>
      <style:text-properties style:font-name="Cambria" fo:background-color="#FFFF00"/>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paragraph-properties fo:text-align="center" fo:background-color="#FFFFFF"/>
      <style:text-properties style:font-name="Cambria" fo:background-color="#FFFF00"/>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paragraph-properties fo:text-align="center" fo:background-color="#FFFFFF"/>
      <style:text-properties style:font-name="Cambria" fo:background-color="#FFFF00"/>
    </style:style>
    <style:style style:name="TableCell3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7" style:parent-style-name="TableContents" style:family="paragraph">
      <style:paragraph-properties fo:text-align="center" fo:background-color="#FFFFFF"/>
    </style:style>
    <style:style style:name="T348" style:parent-style-name="DefaultParagraphFont" style:family="text">
      <style:text-properties style:font-name="Cambria" fo:background-color="#FFFF00"/>
    </style:style>
    <style:style style:name="P349" style:parent-style-name="Standard" style:family="paragraph">
      <style:paragraph-properties fo:line-height="150%" fo:background-color="#FFFFFF"/>
      <style:text-properties style:font-name="Cambria"/>
    </style:style>
    <style:style style:name="P350" style:parent-style-name="Standard" style:family="paragraph">
      <style:paragraph-properties fo:line-height="150%" fo:background-color="#FFFFFF"/>
      <style:text-properties style:font-name="Cambria"/>
    </style:style>
    <style:style style:name="P351"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352" style:parent-style-name="Standard" style:list-style-name="LFO1" style:family="paragraph">
      <style:paragraph-properties fo:line-height="150%" fo:background-color="#FFFFFF"/>
      <style:text-properties style:font-name="Cambria"/>
    </style:style>
    <style:style style:name="P353" style:parent-style-name="Standard" style:list-style-name="LFO1" style:family="paragraph">
      <style:paragraph-properties fo:line-height="150%" fo:background-color="#FFFFFF"/>
      <style:text-properties style:font-name="Cambria"/>
    </style:style>
    <style:style style:name="P354" style:parent-style-name="Standard" style:list-style-name="LFO3" style:family="paragraph">
      <style:paragraph-properties fo:line-height="150%" fo:background-color="#FFFFFF"/>
      <style:text-properties style:font-name="Cambria"/>
    </style:style>
    <style:style style:name="P355" style:parent-style-name="Standard" style:list-style-name="LFO1" style:family="paragraph">
      <style:paragraph-properties fo:line-height="150%" fo:background-color="#FFFFFF"/>
      <style:text-properties style:font-name="Cambria"/>
    </style:style>
    <style:style style:name="P356" style:parent-style-name="Standard" style:list-style-name="LFO4" style:family="paragraph">
      <style:paragraph-properties fo:line-height="150%" fo:background-color="#FFFFFF"/>
      <style:text-properties style:font-name="Cambria"/>
    </style:style>
    <style:style style:name="P357" style:parent-style-name="Standard" style:list-style-name="LFO1" style:family="paragraph">
      <style:paragraph-properties fo:line-height="150%" fo:background-color="#FFFFFF"/>
      <style:text-properties style:font-name="Cambria"/>
    </style:style>
    <style:style style:name="P358" style:parent-style-name="Standard" style:list-style-name="LFO1" style:family="paragraph">
      <style:paragraph-properties fo:line-height="150%" fo:background-color="#FFFFFF"/>
      <style:text-properties style:font-name="Cambria"/>
    </style:style>
    <style:style style:name="P359" style:parent-style-name="Standard" style:list-style-name="LFO1" style:family="paragraph">
      <style:paragraph-properties fo:line-height="150%" fo:background-color="#FFFFFF"/>
    </style:style>
    <style:style style:name="T360" style:parent-style-name="DefaultParagraphFont" style:family="text">
      <style:text-properties style:font-name="Cambria"/>
    </style:style>
    <style:style style:name="T361" style:parent-style-name="DefaultParagraphFont" style:family="text">
      <style:text-properties style:font-name="Cambria" fo:background-color="#FFFF00"/>
    </style:style>
    <style:style style:name="P362" style:parent-style-name="Standard" style:list-style-name="LFO1" style:family="paragraph">
      <style:paragraph-properties fo:line-height="150%" fo:background-color="#FFFFFF"/>
      <style:text-properties style:font-name="Cambria"/>
    </style:style>
    <style:style style:name="P363" style:parent-style-name="Standard" style:list-style-name="LFO1" style:family="paragraph">
      <style:paragraph-properties fo:line-height="150%" fo:background-color="#FFFFFF"/>
      <style:text-properties style:font-name="Cambria"/>
    </style:style>
    <style:style style:name="P364" style:parent-style-name="Standard" style:list-style-name="LFO1" style:family="paragraph">
      <style:paragraph-properties fo:line-height="150%" fo:background-color="#FFFFFF"/>
      <style:text-properties style:font-name="Cambria"/>
    </style:style>
    <style:style style:name="P365" style:parent-style-name="Standard" style:list-style-name="LFO1" style:family="paragraph">
      <style:paragraph-properties fo:line-height="150%" fo:background-color="#FFFFFF"/>
      <style:text-properties style:font-name="Cambria" fo:background-color="#FFFF00"/>
    </style:style>
    <style:style style:name="P366" style:parent-style-name="Standard" style:list-style-name="LFO1" style:family="paragraph">
      <style:paragraph-properties fo:line-height="150%" fo:background-color="#FFFFFF"/>
      <style:text-properties style:font-name="Cambria"/>
    </style:style>
    <style:style style:name="P367" style:parent-style-name="Standard" style:list-style-name="LFO1" style:family="paragraph">
      <style:paragraph-properties fo:line-height="150%" fo:background-color="#FFFFFF"/>
      <style:text-properties style:font-name="Cambria"/>
    </style:style>
    <style:style style:name="P368" style:parent-style-name="Standard" style:list-style-name="LFO5" style:family="paragraph">
      <style:paragraph-properties fo:line-height="150%" fo:background-color="#FFFFFF"/>
      <style:text-properties style:font-name="Cambria"/>
    </style:style>
    <style:style style:name="P369" style:parent-style-name="Standard" style:list-style-name="LFO1" style:family="paragraph">
      <style:paragraph-properties fo:line-height="150%" fo:background-color="#FFFFFF"/>
      <style:text-properties style:font-name="Cambria"/>
    </style:style>
    <style:style style:name="P370" style:parent-style-name="Standard" style:list-style-name="LFO1" style:family="paragraph">
      <style:paragraph-properties fo:line-height="150%" fo:background-color="#FFFFFF"/>
      <style:text-properties style:font-name="Cambria"/>
    </style:style>
    <style:style style:name="P371" style:parent-style-name="Standard" style:list-style-name="LFO1" style:family="paragraph">
      <style:paragraph-properties fo:line-height="150%" fo:background-color="#FFFFFF"/>
      <style:text-properties style:font-name="Cambria" fo:background-color="#FFFF00"/>
    </style:style>
    <style:style style:name="P372" style:parent-style-name="Standard" style:list-style-name="LFO1" style:family="paragraph">
      <style:paragraph-properties fo:line-height="150%" fo:background-color="#FFFFFF"/>
      <style:text-properties style:font-name="Cambria" fo:background-color="#FFFF00"/>
    </style:style>
    <style:style style:name="P373" style:parent-style-name="Standard" style:list-style-name="LFO1" style:family="paragraph">
      <style:paragraph-properties fo:line-height="150%" fo:background-color="#FFFFFF"/>
      <style:text-properties style:font-name="Cambria" fo:background-color="#FFFF00"/>
    </style:style>
    <style:style style:name="P374" style:parent-style-name="Standard" style:list-style-name="LFO1" style:family="paragraph">
      <style:paragraph-properties fo:line-height="150%" fo:background-color="#FFFFFF"/>
      <style:text-properties style:font-name="Cambria" fo:background-color="#FFFF00"/>
    </style:style>
    <style:style style:name="P375" style:parent-style-name="Standard" style:list-style-name="LFO1" style:family="paragraph">
      <style:paragraph-properties fo:line-height="150%" fo:background-color="#FFFFFF"/>
      <style:text-properties style:font-name="Cambria" fo:background-color="#FFFF00"/>
    </style:style>
    <style:style style:name="P376" style:parent-style-name="Standard" style:list-style-name="LFO1" style:family="paragraph">
      <style:paragraph-properties fo:line-height="150%" fo:background-color="#FFFFFF"/>
      <style:text-properties style:font-name="Cambria" fo:background-color="#FFFF00"/>
    </style:style>
    <style:style style:name="P377" style:parent-style-name="Standard" style:list-style-name="LFO1" style:family="paragraph">
      <style:paragraph-properties fo:line-height="150%" fo:background-color="#FFFFFF"/>
      <style:text-properties style:font-name="Cambria" fo:background-color="#FFFF00"/>
    </style:style>
    <style:style style:name="P378" style:parent-style-name="Standard" style:list-style-name="LFO1" style:family="paragraph">
      <style:paragraph-properties fo:line-height="150%" fo:background-color="#FFFFFF"/>
      <style:text-properties style:font-name="Cambria" fo:background-color="#FFFF00"/>
    </style:style>
    <style:style style:name="P379" style:parent-style-name="Standard" style:list-style-name="LFO1" style:family="paragraph">
      <style:paragraph-properties fo:line-height="150%" fo:background-color="#FFFFFF"/>
      <style:text-properties style:font-name="Cambria" fo:background-color="#FFFF00"/>
    </style:style>
    <style:style style:name="P380" style:parent-style-name="Standard" style:list-style-name="LFO1" style:family="paragraph">
      <style:paragraph-properties fo:line-height="150%" fo:background-color="#FFFFFF"/>
      <style:text-properties style:font-name="Cambria" fo:background-color="#FFFF00"/>
    </style:style>
    <style:style style:name="P381" style:parent-style-name="Standard" style:list-style-name="LFO1" style:family="paragraph">
      <style:paragraph-properties fo:line-height="150%" fo:background-color="#FFFFFF"/>
      <style:text-properties style:font-name="Cambria" fo:background-color="#FFFF00"/>
    </style:style>
    <style:style style:name="P382" style:parent-style-name="Standard" style:list-style-name="LFO1" style:family="paragraph">
      <style:paragraph-properties fo:line-height="150%" fo:background-color="#FFFFFF"/>
      <style:text-properties style:font-name="Cambria" fo:background-color="#FFFF00"/>
    </style:style>
    <style:style style:name="P383" style:parent-style-name="Standard" style:family="paragraph">
      <style:paragraph-properties fo:line-height="150%" fo:background-color="#FFFFFF"/>
      <style:text-properties style:font-name="Cambria"/>
    </style:style>
    <style:style style:name="P384" style:parent-style-name="Standard" style:list-style-name="LFO1"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385" style:parent-style-name="Standard" style:list-style-name="LFO1" style:family="paragraph">
      <style:paragraph-properties fo:line-height="150%" fo:background-color="#FFFFFF"/>
      <style:text-properties style:font-name="Cambria"/>
    </style:style>
    <style:style style:name="P386" style:parent-style-name="Standard" style:list-style-name="LFO1" style:family="paragraph">
      <style:paragraph-properties fo:line-height="150%" fo:background-color="#FFFFFF"/>
      <style:text-properties style:font-name="Cambria"/>
    </style:style>
    <style:style style:name="P387" style:parent-style-name="Standard" style:list-style-name="LFO1" style:family="paragraph">
      <style:paragraph-properties fo:line-height="150%" fo:background-color="#FFFFFF"/>
      <style:text-properties style:font-name="Cambria"/>
    </style:style>
    <style:style style:name="P388" style:parent-style-name="Standard" style:list-style-name="LFO1" style:family="paragraph">
      <style:paragraph-properties fo:line-height="150%" fo:background-color="#FFFFFF"/>
      <style:text-properties style:font-name="Cambria"/>
    </style:style>
    <style:style style:name="P389" style:parent-style-name="Standard" style:list-style-name="LFO1" style:family="paragraph">
      <style:paragraph-properties fo:line-height="150%" fo:background-color="#FFFFFF"/>
      <style:text-properties style:font-name="Cambria"/>
    </style:style>
    <style:style style:name="P390" style:parent-style-name="Standard" style:list-style-name="LFO6" style:family="paragraph">
      <style:paragraph-properties fo:line-height="150%" fo:background-color="#FFFFFF"/>
      <style:text-properties style:font-name="Cambria"/>
    </style:style>
    <style:style style:name="P391" style:parent-style-name="Standard" style:list-style-name="LFO6" style:family="paragraph">
      <style:paragraph-properties fo:line-height="150%" fo:background-color="#FFFFFF"/>
      <style:text-properties style:font-name="Cambria"/>
    </style:style>
    <style:style style:name="P392" style:parent-style-name="Standard" style:list-style-name="LFO1" style:family="paragraph">
      <style:paragraph-properties fo:line-height="150%" fo:background-color="#FFFFFF"/>
      <style:text-properties style:font-name="Cambria"/>
    </style:style>
    <style:style style:name="P393" style:parent-style-name="Standard" style:list-style-name="LFO1" style:family="paragraph">
      <style:paragraph-properties fo:line-height="150%" fo:background-color="#FFFFFF"/>
      <style:text-properties style:font-name="Cambria"/>
    </style:style>
    <style:style style:name="P394" style:parent-style-name="Standard" style:list-style-name="LFO1" style:family="paragraph">
      <style:paragraph-properties fo:line-height="150%" fo:background-color="#FFFFFF"/>
      <style:text-properties style:font-name="Cambria"/>
    </style:style>
    <style:style style:name="P395" style:parent-style-name="Standard" style:list-style-name="LFO1" style:family="paragraph">
      <style:paragraph-properties fo:line-height="150%" fo:background-color="#FFFFFF"/>
      <style:text-properties style:font-name="Cambria"/>
    </style:style>
    <style:style style:name="P396" style:parent-style-name="Standard" style:list-style-name="LFO1" style:family="paragraph">
      <style:paragraph-properties fo:line-height="150%" fo:background-color="#FFFFFF"/>
      <style:text-properties style:font-name="Cambria" fo:background-color="#FFFF00"/>
    </style:style>
    <style:style style:name="P397" style:parent-style-name="Standard" style:list-style-name="LFO1" style:family="paragraph">
      <style:paragraph-properties fo:line-height="150%" fo:background-color="#FFFFFF"/>
      <style:text-properties style:font-name="Cambria" fo:background-color="#FFFF00"/>
    </style:style>
    <style:style style:name="P398" style:parent-style-name="Standard" style:list-style-name="LFO7" style:family="paragraph">
      <style:paragraph-properties fo:line-height="150%" fo:background-color="#FFFFFF"/>
      <style:text-properties style:font-name="Cambria" fo:background-color="#FFFF00"/>
    </style:style>
    <style:style style:name="P399" style:parent-style-name="Standard" style:list-style-name="LFO7" style:family="paragraph">
      <style:paragraph-properties fo:line-height="150%" fo:background-color="#FFFFFF"/>
      <style:text-properties style:font-name="Cambria" fo:background-color="#FFFF00"/>
    </style:style>
    <style:style style:name="P400" style:parent-style-name="Standard" style:list-style-name="LFO7" style:family="paragraph">
      <style:paragraph-properties fo:line-height="150%" fo:background-color="#FFFFFF"/>
      <style:text-properties style:font-name="Cambria" fo:background-color="#FFFF00"/>
    </style:style>
    <style:style style:name="P401" style:parent-style-name="Standard" style:list-style-name="LFO7" style:family="paragraph">
      <style:paragraph-properties fo:line-height="150%" fo:background-color="#FFFFFF"/>
      <style:text-properties style:font-name="Cambria" fo:background-color="#FFFF00"/>
    </style:style>
    <style:style style:name="P402" style:parent-style-name="Standard" style:list-style-name="LFO7" style:family="paragraph">
      <style:paragraph-properties fo:line-height="150%" fo:background-color="#FFFFFF"/>
      <style:text-properties style:font-name="Cambria" fo:background-color="#FFFF00"/>
    </style:style>
    <style:style style:name="P403" style:parent-style-name="Standard" style:list-style-name="LFO1" style:family="paragraph">
      <style:paragraph-properties fo:line-height="150%" fo:background-color="#FFFFFF"/>
      <style:text-properties style:font-name="Cambria"/>
    </style:style>
    <style:style style:name="P404" style:parent-style-name="Standard" style:list-style-name="LFO1" style:family="paragraph">
      <style:paragraph-properties fo:line-height="150%" fo:background-color="#FFFFFF"/>
      <style:text-properties style:font-name="Cambria"/>
    </style:style>
    <style:style style:name="P405" style:parent-style-name="Standard" style:list-style-name="LFO1" style:family="paragraph">
      <style:paragraph-properties fo:line-height="150%" fo:background-color="#FFFFFF"/>
      <style:text-properties style:font-name="Cambria"/>
    </style:style>
    <style:style style:name="P406" style:parent-style-name="Standard" style:list-style-name="LFO1" style:family="paragraph">
      <style:paragraph-properties fo:line-height="150%" fo:background-color="#FFFFFF"/>
      <style:text-properties style:font-name="Cambria"/>
    </style:style>
    <style:style style:name="P407" style:parent-style-name="Standard" style:list-style-name="LFO1" style:family="paragraph">
      <style:paragraph-properties fo:line-height="150%" fo:background-color="#FFFFFF"/>
      <style:text-properties style:font-name="Cambria"/>
    </style:style>
    <style:style style:name="P408" style:parent-style-name="Standard" style:list-style-name="LFO7" style:family="paragraph">
      <style:paragraph-properties fo:line-height="150%" fo:background-color="#FFFFFF"/>
      <style:text-properties style:font-name="Cambria"/>
    </style:style>
    <style:style style:name="P409" style:parent-style-name="Standard" style:list-style-name="LFO7" style:family="paragraph">
      <style:paragraph-properties fo:line-height="150%" fo:background-color="#FFFFFF"/>
      <style:text-properties style:font-name="Cambria"/>
    </style:style>
    <style:style style:name="P410" style:parent-style-name="Standard" style:list-style-name="LFO7" style:family="paragraph">
      <style:paragraph-properties fo:line-height="150%" fo:background-color="#FFFFFF"/>
      <style:text-properties style:font-name="Cambria"/>
    </style:style>
    <style:style style:name="P411" style:parent-style-name="Standard" style:list-style-name="LFO7" style:family="paragraph">
      <style:paragraph-properties fo:line-height="150%" fo:background-color="#FFFFFF"/>
      <style:text-properties style:font-name="Cambria"/>
    </style:style>
    <style:style style:name="P412" style:parent-style-name="Standard" style:list-style-name="LFO7" style:family="paragraph">
      <style:paragraph-properties fo:line-height="150%" fo:background-color="#FFFFFF"/>
      <style:text-properties style:font-name="Cambria"/>
    </style:style>
    <style:style style:name="P413" style:parent-style-name="Standard" style:list-style-name="LFO7" style:family="paragraph">
      <style:paragraph-properties fo:line-height="150%" fo:background-color="#FFFFFF"/>
      <style:text-properties style:font-name="Cambria"/>
    </style:style>
    <style:style style:name="P414" style:parent-style-name="Standard" style:list-style-name="LFO1" style:family="paragraph">
      <style:paragraph-properties fo:line-height="150%" fo:background-color="#FFFFFF"/>
      <style:text-properties style:font-name="Cambria"/>
    </style:style>
    <style:style style:name="P415" style:parent-style-name="Standard" style:list-style-name="LFO8" style:family="paragraph">
      <style:paragraph-properties fo:line-height="150%" fo:background-color="#FFFFFF"/>
      <style:text-properties style:font-name="Cambria"/>
    </style:style>
    <style:style style:name="P416" style:parent-style-name="Standard" style:list-style-name="LFO8" style:family="paragraph">
      <style:paragraph-properties fo:line-height="150%" fo:background-color="#FFFFFF"/>
      <style:text-properties style:font-name="Cambria"/>
    </style:style>
    <style:style style:name="P417" style:parent-style-name="Standard" style:list-style-name="LFO8" style:family="paragraph">
      <style:paragraph-properties fo:line-height="150%" fo:background-color="#FFFFFF"/>
      <style:text-properties style:font-name="Cambria"/>
    </style:style>
    <style:style style:name="P418" style:parent-style-name="Standard" style:list-style-name="LFO8" style:family="paragraph">
      <style:paragraph-properties fo:line-height="150%" fo:background-color="#FFFFFF"/>
    </style:style>
    <style:style style:name="T419" style:parent-style-name="DefaultParagraphFont" style:family="text">
      <style:text-properties style:font-name="Cambria" fo:font-style="italic" style:font-style-asian="italic" style:font-style-complex="italic"/>
    </style:style>
    <style:style style:name="T420" style:parent-style-name="DefaultParagraphFont" style:family="text">
      <style:text-properties style:font-name="Cambria" fo:font-weight="bold" style:font-weight-asian="bold" style:font-weight-complex="bold" fo:font-style="italic" style:font-style-asian="italic" style:font-style-complex="italic"/>
    </style:style>
    <style:style style:name="T421" style:parent-style-name="DefaultParagraphFont" style:family="text">
      <style:text-properties style:font-name="Cambria" fo:font-style="italic" style:font-style-asian="italic" style:font-style-complex="italic"/>
    </style:style>
    <style:style style:name="P422" style:parent-style-name="Standard" style:list-style-name="LFO8" style:family="paragraph">
      <style:paragraph-properties fo:line-height="150%" fo:background-color="#FFFFFF"/>
      <style:text-properties style:font-name="Cambria"/>
    </style:style>
    <style:style style:name="P423" style:parent-style-name="Standard" style:list-style-name="LFO8" style:family="paragraph">
      <style:paragraph-properties fo:line-height="150%" fo:background-color="#FFFFFF"/>
      <style:text-properties style:font-name="Cambria"/>
    </style:style>
    <style:style style:name="P424" style:parent-style-name="Standard" style:list-style-name="LFO8" style:family="paragraph">
      <style:paragraph-properties fo:line-height="150%" fo:background-color="#FFFFFF"/>
      <style:text-properties style:font-name="Cambria"/>
    </style:style>
    <style:style style:name="P425" style:parent-style-name="Standard" style:list-style-name="LFO8" style:family="paragraph">
      <style:paragraph-properties fo:line-height="150%" fo:background-color="#FFFFFF"/>
      <style:text-properties style:font-name="Cambria"/>
    </style:style>
    <style:style style:name="P426" style:parent-style-name="Standard" style:list-style-name="LFO8" style:family="paragraph">
      <style:paragraph-properties fo:line-height="150%" fo:background-color="#FFFFFF"/>
      <style:text-properties style:font-name="Cambria"/>
    </style:style>
    <style:style style:name="P427" style:parent-style-name="Standard" style:list-style-name="LFO8" style:family="paragraph">
      <style:paragraph-properties fo:line-height="150%" fo:background-color="#FFFFFF"/>
      <style:text-properties style:font-name="Cambria"/>
    </style:style>
    <style:style style:name="P428" style:parent-style-name="Standard" style:list-style-name="LFO8" style:family="paragraph">
      <style:paragraph-properties fo:line-height="150%" fo:background-color="#FFFFFF"/>
      <style:text-properties style:font-name="Cambria"/>
    </style:style>
    <style:style style:name="P429" style:parent-style-name="Standard" style:list-style-name="LFO8" style:family="paragraph">
      <style:paragraph-properties fo:line-height="150%" fo:background-color="#FFFFFF"/>
      <style:text-properties style:font-name="Cambria"/>
    </style:style>
    <style:style style:name="P430" style:parent-style-name="Standard" style:list-style-name="LFO8" style:family="paragraph">
      <style:paragraph-properties fo:line-height="150%" fo:background-color="#FFFFFF"/>
      <style:text-properties style:font-name="Cambria"/>
    </style:style>
    <style:style style:name="P431" style:parent-style-name="Standard" style:list-style-name="LFO8" style:family="paragraph">
      <style:paragraph-properties fo:line-height="150%" fo:background-color="#FFFFFF"/>
      <style:text-properties style:font-name="Cambria"/>
    </style:style>
    <style:style style:name="P432" style:parent-style-name="Standard" style:list-style-name="LFO8" style:family="paragraph">
      <style:paragraph-properties fo:line-height="150%" fo:background-color="#FFFFFF"/>
      <style:text-properties style:font-name="Cambria"/>
    </style:style>
    <style:style style:name="P433" style:parent-style-name="Standard" style:list-style-name="LFO8" style:family="paragraph">
      <style:paragraph-properties fo:line-height="150%" fo:background-color="#FFFFFF"/>
      <style:text-properties style:font-name="Cambria"/>
    </style:style>
    <style:style style:name="P434" style:parent-style-name="Standard" style:list-style-name="LFO8" style:family="paragraph">
      <style:paragraph-properties fo:line-height="150%" fo:background-color="#FFFFFF"/>
      <style:text-properties style:font-name="Cambria"/>
    </style:style>
    <style:style style:name="P435" style:parent-style-name="Standard" style:list-style-name="LFO8" style:family="paragraph">
      <style:paragraph-properties fo:line-height="150%" fo:background-color="#FFFFFF"/>
      <style:text-properties style:font-name="Cambria"/>
    </style:style>
    <style:style style:name="P436" style:parent-style-name="Standard" style:list-style-name="LFO1" style:family="paragraph">
      <style:paragraph-properties fo:line-height="150%" fo:background-color="#FFFFFF"/>
      <style:text-properties style:font-name="Cambria"/>
    </style:style>
    <style:style style:name="P437" style:parent-style-name="Standard" style:list-style-name="LFO1" style:family="paragraph">
      <style:paragraph-properties fo:line-height="150%" fo:background-color="#FFFFFF"/>
      <style:text-properties style:font-name="Cambria"/>
    </style:style>
    <style:style style:name="P438" style:parent-style-name="Standard" style:list-style-name="LFO1" style:family="paragraph">
      <style:paragraph-properties fo:line-height="150%" fo:background-color="#FFFFFF"/>
      <style:text-properties style:font-name="Cambria"/>
    </style:style>
    <style:style style:name="P439" style:parent-style-name="Standard" style:list-style-name="LFO1" style:family="paragraph">
      <style:paragraph-properties fo:line-height="150%" fo:background-color="#FFFFFF"/>
      <style:text-properties style:font-name="Cambria"/>
    </style:style>
    <style:style style:name="P440" style:parent-style-name="Standard" style:list-style-name="LFO1" style:family="paragraph">
      <style:paragraph-properties fo:line-height="150%" fo:background-color="#FFFFFF"/>
      <style:text-properties style:font-name="Cambria"/>
    </style:style>
    <style:style style:name="P441" style:parent-style-name="Standard" style:list-style-name="LFO1" style:family="paragraph">
      <style:paragraph-properties fo:line-height="150%" fo:background-color="#FFFFFF"/>
      <style:text-properties style:font-name="Cambria"/>
    </style:style>
    <style:style style:name="P442" style:parent-style-name="Standard" style:list-style-name="LFO1" style:family="paragraph">
      <style:paragraph-properties fo:line-height="150%" fo:background-color="#FFFFFF"/>
      <style:text-properties style:font-name="Cambria"/>
    </style:style>
    <style:style style:name="P443" style:parent-style-name="Standard" style:list-style-name="LFO1" style:family="paragraph">
      <style:paragraph-properties fo:line-height="150%" fo:background-color="#FFFFFF"/>
      <style:text-properties style:font-name="Cambria"/>
    </style:style>
    <style:style style:name="P444" style:parent-style-name="Standard" style:list-style-name="LFO1" style:family="paragraph">
      <style:paragraph-properties fo:line-height="150%" fo:background-color="#FFFFFF"/>
      <style:text-properties style:font-name="Cambria"/>
    </style:style>
    <style:style style:name="P445" style:parent-style-name="Standard" style:list-style-name="LFO1" style:family="paragraph">
      <style:paragraph-properties fo:line-height="150%" fo:background-color="#FFFFFF"/>
      <style:text-properties style:font-name="Cambria"/>
    </style:style>
    <style:style style:name="P446" style:parent-style-name="Standard" style:list-style-name="LFO1" style:family="paragraph">
      <style:paragraph-properties fo:line-height="150%" fo:background-color="#FFFFFF"/>
      <style:text-properties style:font-name="Cambria"/>
    </style:style>
    <style:style style:name="P447" style:parent-style-name="Standard" style:list-style-name="LFO1" style:family="paragraph">
      <style:paragraph-properties fo:line-height="150%" fo:background-color="#FFFFFF"/>
      <style:text-properties style:font-name="Cambria"/>
    </style:style>
    <style:style style:name="P448" style:parent-style-name="Standard" style:list-style-name="LFO1" style:family="paragraph">
      <style:paragraph-properties fo:line-height="150%" fo:background-color="#FFFFFF"/>
      <style:text-properties style:font-name="Cambria"/>
    </style:style>
    <style:style style:name="P449" style:parent-style-name="Standard" style:list-style-name="LFO1" style:family="paragraph">
      <style:paragraph-properties fo:line-height="150%" fo:background-color="#FFFFFF"/>
      <style:text-properties style:font-name="Cambria"/>
    </style:style>
    <style:style style:name="P450" style:parent-style-name="Standard" style:list-style-name="LFO1" style:family="paragraph">
      <style:paragraph-properties fo:line-height="150%" fo:background-color="#FFFFFF"/>
      <style:text-properties style:font-name="Cambria"/>
    </style:style>
    <style:style style:name="P451" style:parent-style-name="Standard" style:list-style-name="LFO1" style:family="paragraph">
      <style:paragraph-properties fo:line-height="150%" fo:background-color="#FFFFFF"/>
      <style:text-properties style:font-name="Cambria"/>
    </style:style>
    <style:style style:name="P452" style:parent-style-name="Standard" style:list-style-name="LFO1" style:family="paragraph">
      <style:paragraph-properties fo:line-height="150%" fo:background-color="#FFFFFF"/>
      <style:text-properties style:font-name="Cambria"/>
    </style:style>
    <style:style style:name="P453" style:parent-style-name="Standard" style:list-style-name="LFO1" style:family="paragraph">
      <style:paragraph-properties fo:line-height="150%" fo:background-color="#FFFFFF"/>
      <style:text-properties style:font-name="Cambria"/>
    </style:style>
    <style:style style:name="P454" style:parent-style-name="Standard" style:list-style-name="LFO1" style:family="paragraph">
      <style:paragraph-properties fo:line-height="150%" fo:background-color="#FFFFFF"/>
      <style:text-properties style:font-name="Cambria"/>
    </style:style>
    <style:style style:name="P455" style:parent-style-name="Standard" style:list-style-name="LFO1" style:family="paragraph">
      <style:paragraph-properties fo:line-height="150%" fo:background-color="#FFFFFF"/>
      <style:text-properties style:font-name="Cambria"/>
    </style:style>
    <style:style style:name="P456" style:parent-style-name="Standard" style:list-style-name="LFO1" style:family="paragraph">
      <style:paragraph-properties fo:line-height="150%" fo:background-color="#FFFFFF"/>
      <style:text-properties style:font-name="Cambria"/>
    </style:style>
    <style:style style:name="P457" style:parent-style-name="Standard" style:family="paragraph">
      <style:paragraph-properties fo:line-height="150%" fo:background-color="#FFFFFF"/>
      <style:text-properties style:font-name="Cambria"/>
    </style:style>
    <style:style style:name="P458" style:parent-style-name="Standard" style:family="paragraph">
      <style:paragraph-properties fo:line-height="150%" fo:background-color="#FFFFFF"/>
      <style:text-properties style:font-name="Cambria" fo:font-weight="bold" style:font-weight-asian="bold" style:font-weight-complex="bold" fo:font-size="14pt" style:font-size-asian="14pt" style:font-size-complex="14pt"/>
    </style:style>
    <style:style style:name="P459" style:parent-style-name="Standard" style:list-style-name="LFO9" style:family="paragraph">
      <style:paragraph-properties fo:line-height="150%" fo:background-color="#FFFFFF"/>
      <style:text-properties style:font-name="Cambria" fo:font-weight="bold" style:font-weight-asian="bold" style:font-weight-complex="bold"/>
    </style:style>
    <style:style style:name="P460" style:parent-style-name="Standard" style:family="paragraph">
      <style:paragraph-properties fo:line-height="150%" fo:text-indent="0.25in" fo:background-color="#FFFFFF"/>
      <style:text-properties style:font-name="Cambria"/>
    </style:style>
    <style:style style:name="P461" style:parent-style-name="Standard" style:list-style-name="LFO9" style:family="paragraph">
      <style:paragraph-properties fo:line-height="150%" fo:background-color="#FFFFFF"/>
      <style:text-properties style:font-name="Cambria"/>
    </style:style>
    <style:style style:name="P462" style:parent-style-name="Standard" style:list-style-name="LFO9" style:family="paragraph">
      <style:paragraph-properties fo:line-height="150%" fo:background-color="#FFFFFF"/>
      <style:text-properties style:font-name="Cambria"/>
    </style:style>
    <style:style style:name="P463" style:parent-style-name="Standard" style:list-style-name="LFO9" style:family="paragraph">
      <style:paragraph-properties fo:line-height="150%" fo:background-color="#FFFFFF"/>
      <style:text-properties style:font-name="Cambria" fo:font-weight="bold" style:font-weight-asian="bold" style:font-weight-complex="bold"/>
    </style:style>
    <style:style style:name="P464" style:parent-style-name="Standard" style:family="paragraph">
      <style:paragraph-properties fo:line-height="150%" fo:text-indent="0.25in" fo:background-color="#FFFFFF"/>
      <style:text-properties style:font-name="Cambria"/>
    </style:style>
    <style:style style:name="P465" style:parent-style-name="Standard" style:list-style-name="LFO9" style:family="paragraph">
      <style:paragraph-properties fo:line-height="150%" fo:background-color="#FFFFFF"/>
      <style:text-properties style:font-name="Cambria"/>
    </style:style>
    <style:style style:name="P466" style:parent-style-name="Standard" style:list-style-name="LFO9" style:family="paragraph">
      <style:paragraph-properties fo:line-height="150%" fo:background-color="#FFFFFF"/>
      <style:text-properties style:font-name="Cambria"/>
    </style:style>
    <style:style style:name="P467" style:parent-style-name="Standard" style:list-style-name="LFO9" style:family="paragraph">
      <style:paragraph-properties fo:line-height="150%" fo:background-color="#FFFFFF"/>
      <style:text-properties style:font-name="Cambria" fo:font-weight="bold" style:font-weight-asian="bold" style:font-weight-complex="bold"/>
    </style:style>
    <style:style style:name="P468" style:parent-style-name="Standard" style:family="paragraph">
      <style:paragraph-properties fo:line-height="150%" fo:text-indent="0.25in" fo:background-color="#FFFFFF"/>
      <style:text-properties style:font-name="Cambria"/>
    </style:style>
    <style:style style:name="P469" style:parent-style-name="Standard" style:list-style-name="LFO9" style:family="paragraph">
      <style:paragraph-properties fo:line-height="150%" fo:background-color="#FFFFFF"/>
      <style:text-properties style:font-name="Cambria"/>
    </style:style>
    <style:style style:name="P470" style:parent-style-name="Standard" style:list-style-name="LFO9" style:family="paragraph">
      <style:paragraph-properties fo:line-height="150%" fo:background-color="#FFFFFF"/>
      <style:text-properties style:font-name="Cambria"/>
    </style:style>
    <style:style style:name="P471" style:parent-style-name="Standard" style:list-style-name="LFO9" style:family="paragraph">
      <style:paragraph-properties fo:line-height="150%" fo:background-color="#FFFFFF"/>
      <style:text-properties style:font-name="Cambria" fo:font-weight="bold" style:font-weight-asian="bold" style:font-weight-complex="bold"/>
    </style:style>
    <style:style style:name="P472" style:parent-style-name="Standard" style:family="paragraph">
      <style:paragraph-properties fo:line-height="150%" fo:text-indent="0.25in" fo:background-color="#FFFFFF"/>
      <style:text-properties style:font-name="Cambria"/>
    </style:style>
    <style:style style:name="P473" style:parent-style-name="Standard" style:list-style-name="LFO9" style:family="paragraph">
      <style:paragraph-properties fo:line-height="150%" fo:background-color="#FFFFFF"/>
      <style:text-properties style:font-name="Cambria"/>
    </style:style>
    <style:style style:name="P474" style:parent-style-name="Standard" style:list-style-name="LFO9" style:family="paragraph">
      <style:paragraph-properties fo:line-height="150%" fo:background-color="#FFFFFF"/>
      <style:text-properties style:font-name="Cambria"/>
    </style:style>
    <style:style style:name="P475" style:parent-style-name="Standard" style:list-style-name="LFO9" style:family="paragraph">
      <style:paragraph-properties fo:line-height="150%" fo:background-color="#FFFFFF"/>
      <style:text-properties style:font-name="Cambria"/>
    </style:style>
    <style:style style:name="P476" style:parent-style-name="Standard" style:list-style-name="LFO9" style:family="paragraph">
      <style:paragraph-properties fo:line-height="150%" fo:background-color="#FFFFFF"/>
      <style:text-properties style:font-name="Cambria" fo:font-weight="bold" style:font-weight-asian="bold" style:font-weight-complex="bold"/>
    </style:style>
    <style:style style:name="P477" style:parent-style-name="Standard" style:family="paragraph">
      <style:paragraph-properties fo:line-height="150%" fo:text-indent="0.25in" fo:background-color="#FFFFFF"/>
      <style:text-properties style:font-name="Cambria"/>
    </style:style>
    <style:style style:name="P478" style:parent-style-name="Standard" style:list-style-name="LFO10" style:family="paragraph">
      <style:paragraph-properties fo:line-height="150%" fo:background-color="#FFFFFF"/>
      <style:text-properties style:font-name="Cambria"/>
    </style:style>
  </office:automatic-styles>
  <office:body>
    <office:text text:use-soft-page-breaks="true">
      <text:p text:style-name="P1"/>
      <text:p text:style-name="P2"/>
      <text:p text:style-name="P3"/>
      <text:p text:style-name="P4"/>
      <text:p text:style-name="P5">System Requirements Specification</text:p>
      <text:p text:style-name="P6">(SRS)</text:p>
      <text:p text:style-name="P7"/>
      <text:p text:style-name="P8"/>
      <text:p text:style-name="P9">Ticktrak App</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text:span text:style-name="T25">Version:</text:span><text:span text:style-name="T26"><text:s/>1.3</text:span></text:p>
      <text:p text:style-name="P27"><text:span text:style-name="T28">Last Updated:</text:span><text:span text:style-name="T29"><text:s/>June 17, 2025</text:span></text:p>
      <text:p text:style-name="P30"><text:span text:style-name="T31">Author:<text:s/></text:span><text:span text:style-name="T32">Carlo Merin</text:span></text:p>
      <text:p text:style-name="P33"/>
      <text:soft-page-break/>
      <text:list text:style-name="LFO1" text:continue-numbering="true">
        <text:list-item>
          <text:p text:style-name="P34"><text:span text:style-name="T35">Introduction</text:span></text:p>
          <text:list text:continue-numbering="true">
            <text:list-item>
              <text:p text:style-name="P36">Purpose</text:p>
            </text:list-item>
          </text:list>
        </text:list-item>
      </text:list>
      <text:p text:style-name="P37">Businesses or individuals struggle to track their tasks and sub tasks efficiently. So Ticktrak <text:s/>App aims to provide a clear platform for task progress and team collaboration and <text:s/>designed to help users manage their tasks and track progress. The main objective of this is to enable the users to create, view, update, delete and complete tasks while retain the view of their progress.</text:p>
      <text:p text:style-name="P38"/>
      <text:list text:style-name="LFO1" text:continue-numbering="true">
        <text:list-item>
          <text:list>
            <text:list-item>
              <text:p text:style-name="P39">Scope</text:p>
            </text:list-item>
          </text:list>
        </text:list-item>
      </text:list>
      <text:p text:style-name="P40">This Application includes:</text:p>
      <text:list text:style-name="LFO2" text:continue-numbering="true">
        <text:list-item>
          <text:list>
            <text:list-item>
              <text:list>
                <text:list-item>
                  <text:p text:style-name="P41">Welcome/Landing Page</text:p>
                </text:list-item>
                <text:list-item>
                  <text:p text:style-name="P42">User Authentication (Login/Register)</text:p>
                </text:list-item>
                <text:list-item>
                  <text:p text:style-name="P43">Dashboard View</text:p>
                </text:list-item>
                <text:list-item>
                  <text:p text:style-name="P44">Side and Top Navigation Menu</text:p>
                </text:list-item>
                <text:list-item>
                  <text:p text:style-name="P45">User Profile/Setting</text:p>
                </text:list-item>
                <text:list-item>
                  <text:p text:style-name="P46">Task List (Table with search and pagination controls)</text:p>
                </text:list-item>
                <text:list-item>
                  <text:p text:style-name="P47">Sub Task List (each task have multiple sub tasks)</text:p>
                </text:list-item>
                <text:list-item>
                  <text:p text:style-name="P48">Progress Tracking Chart (percentage of completed sub tasks)</text:p>
                </text:list-item>
                <text:list-item>
                  <text:p text:style-name="P49">Collaboration Teams / Groups</text:p>
                </text:list-item>
              </text:list>
            </text:list-item>
          </text:list>
        </text:list-item>
      </text:list>
      <text:p text:style-name="P50"/>
      <text:list text:style-name="LFO1" text:continue-numbering="true">
        <text:list-item>
          <text:list>
            <text:list-item>
              <text:p text:style-name="P51">Tech Stack</text:p>
            </text:list-item>
          </text:list>
        </text:list-item>
      </text:list>
      <text:p text:style-name="P52">This Application uses:</text:p>
      <text:list text:style-name="LFO1" text:continue-numbering="true">
        <text:list-item>
          <text:list>
            <text:list-item>
              <text:list>
                <text:list-item>
                  <text:p text:style-name="P53">PHP</text:p>
                  <text:list text:continue-numbering="true">
                    <text:list-item>
                      <text:p text:style-name="P54">Laravel v.10 PHP</text:p>
                    </text:list-item>
                  </text:list>
                </text:list-item>
                <text:list-item>
                  <text:p text:style-name="P55">Database:</text:p>
                  <text:list text:continue-numbering="true">
                    <text:list-item>
                      <text:p text:style-name="P56">MySQL</text:p>
                    </text:list-item>
                  </text:list>
                </text:list-item>
                <text:list-item>
                  <text:p text:style-name="P57">JavaScript</text:p>
                  <text:list text:continue-numbering="true">
                    <text:list-item>
                      <text:p text:style-name="P58">Node JS, Alpine JS, Rest API / Fetch</text:p>
                    </text:list-item>
                  </text:list>
                </text:list-item>
                <text:list-item>
                  <text:p text:style-name="P59">CSS</text:p>
                  <text:list text:continue-numbering="true">
                    <text:list-item>
                      <text:p text:style-name="P60">Tailwind CSS, Flowbite</text:p>
                    </text:list-item>
                  </text:list>
                </text:list-item>
                <text:list-item>
                  <text:p text:style-name="P61">Icons</text:p>
                  <text:soft-page-break/>
                  <text:list text:continue-numbering="true">
                    <text:list-item>
                      <text:p text:style-name="P62">Heroicons, Untitledui</text:p>
                    </text:list-item>
                  </text:list>
                </text:list-item>
                <text:list-item>
                  <text:p text:style-name="P63">Graphs</text:p>
                  <text:list text:continue-numbering="true">
                    <text:list-item>
                      <text:p text:style-name="P64">Apexcharts</text:p>
                    </text:list-item>
                  </text:list>
                </text:list-item>
              </text:list>
            </text:list-item>
          </text:list>
        </text:list-item>
        <text:list-item>
          <text:p text:style-name="P65">Definition, Acronyms and Abbreviation</text:p>
          <text:list text:continue-numbering="true">
            <text:list-item>
              <text:p text:style-name="P66"/>
            </text:list-item>
          </text:list>
        </text:list-item>
      </text:list>
      <table:table table:style-name="Table67">
        <table:table-columns>
          <table:table-column table:style-name="TableColumn68"/>
          <table:table-column table:style-name="TableColumn69"/>
        </table:table-columns>
        <table:table-row table:style-name="TableRow70">
          <table:table-cell table:style-name="TableCell71">
            <text:p text:style-name="P72">Terms</text:p>
          </table:table-cell>
          <table:table-cell table:style-name="TableCell73">
            <text:p text:style-name="P74">Definition</text:p>
          </table:table-cell>
        </table:table-row>
        <table:table-row table:style-name="TableRow75">
          <table:table-cell table:style-name="TableCell76">
            <text:p text:style-name="P77">SRS</text:p>
          </table:table-cell>
          <table:table-cell table:style-name="TableCell78">
            <text:p text:style-name="P79">Software Requirement Specification</text:p>
          </table:table-cell>
        </table:table-row>
        <table:table-row table:style-name="TableRow80">
          <table:table-cell table:style-name="TableCell81">
            <text:p text:style-name="P82">API</text:p>
          </table:table-cell>
          <table:table-cell table:style-name="TableCell83">
            <text:p text:style-name="P84">Application Programming Interface</text:p>
          </table:table-cell>
        </table:table-row>
        <table:table-row table:style-name="TableRow85">
          <table:table-cell table:style-name="TableCell86">
            <text:p text:style-name="P87">CRUD</text:p>
          </table:table-cell>
          <table:table-cell table:style-name="TableCell88">
            <text:p text:style-name="P89">Create, Retrieve, Update, Delete</text:p>
          </table:table-cell>
        </table:table-row>
      </table:table>
      <text:p text:style-name="P90"/>
      <text:list text:style-name="LFO1" text:continue-numbering="true">
        <text:list-item>
          <text:p text:style-name="P91">User Role and Permissions</text:p>
          <text:list text:continue-numbering="true">
            <text:list-item>
              <text:p text:style-name="P92">User:</text:p>
              <text:list text:continue-numbering="true">
                <text:list-item>
                  <text:p text:style-name="P93">Manage own profile.</text:p>
                </text:list-item>
                <text:list-item>
                  <text:p text:style-name="P94">Create, View, Update and Delete Tasks and Sub Tasks.</text:p>
                </text:list-item>
              </text:list>
            </text:list-item>
            <text:list-item>
              <text:p text:style-name="P95">Admin:</text:p>
              <text:list text:continue-numbering="true">
                <text:list-item>
                  <text:p text:style-name="P96">Manage All the users.</text:p>
                </text:list-item>
                <text:list-item>
                  <text:p text:style-name="P97">Perform Administrative tasks.</text:p>
                </text:list-item>
              </text:list>
            </text:list-item>
            <text:list-item>
              <text:p text:style-name="P98">Teams Owner:</text:p>
              <text:list text:continue-numbering="true">
                <text:list-item>
                  <text:p text:style-name="P99">Manage Team and Members</text:p>
                </text:list-item>
                <text:list-item>
                  <text:p text:style-name="P100">Accept / Reject Request to Join</text:p>
                </text:list-item>
              </text:list>
            </text:list-item>
            <text:list-item>
              <text:p text:style-name="P101">Team Members:</text:p>
              <text:list text:continue-numbering="true">
                <text:list-item>
                  <text:p text:style-name="P102">View Team Tasks and Collaborate</text:p>
                </text:list-item>
              </text:list>
            </text:list-item>
          </text:list>
        </text:list-item>
      </text:list>
      <text:p text:style-name="P103"/>
      <text:list text:style-name="LFO1" text:continue-numbering="true">
        <text:list-item>
          <text:p text:style-name="P104">Functional Requirements</text:p>
          <text:list text:continue-numbering="true">
            <text:list-item>
              <text:p text:style-name="P105">User Authentication</text:p>
              <text:list text:continue-numbering="true">
                <text:list-item>
                  <text:p text:style-name="P106">Register and Login</text:p>
                </text:list-item>
              </text:list>
            </text:list-item>
            <text:list-item>
              <text:p text:style-name="P107">User Profile/Setting</text:p>
              <text:list text:continue-numbering="true">
                <text:list-item>
                  <text:p text:style-name="P108">Add Profile Picture</text:p>
                </text:list-item>
                <text:list-item>
                  <text:p text:style-name="P109">Update Information</text:p>
                </text:list-item>
                <text:list-item>
                  <text:p text:style-name="P110">Change Password</text:p>
                </text:list-item>
                <text:list-item>
                  <text:p text:style-name="P111">Delete Account</text:p>
                </text:list-item>
              </text:list>
            </text:list-item>
            <text:list-item>
              <text:p text:style-name="P112">Task Management</text:p>
              <text:soft-page-break/>
              <text:list text:continue-numbering="true">
                <text:list-item>
                  <text:p text:style-name="P113">Create new Tasks</text:p>
                </text:list-item>
                <text:list-item>
                  <text:p text:style-name="P114">View List of Tasks</text:p>
                </text:list-item>
                <text:list-item>
                  <text:p text:style-name="P115">Update / Delete Tasks</text:p>
                </text:list-item>
              </text:list>
            </text:list-item>
            <text:list-item>
              <text:p text:style-name="P116">Sub Task Management</text:p>
              <text:list text:continue-numbering="true">
                <text:list-item>
                  <text:p text:style-name="P117">Create new Sub Tasks</text:p>
                </text:list-item>
                <text:list-item>
                  <text:p text:style-name="P118">View List of Sub Tasks</text:p>
                </text:list-item>
                <text:list-item>
                  <text:p text:style-name="P119">Update / Delete Sub Tasks</text:p>
                </text:list-item>
              </text:list>
            </text:list-item>
            <text:list-item>
              <text:p text:style-name="P120">Progress Tracking</text:p>
              <text:list text:continue-numbering="true">
                <text:list-item>
                  <text:p text:style-name="P121">Calculate the percentage of completed and total sub tasks</text:p>
                  <text:list text:continue-numbering="true">
                    <text:list-item>
                      <text:p text:style-name="P122">Percentage = (number of completed sub tasks / total number of sub tasks) * 100</text:p>
                    </text:list-item>
                  </text:list>
                </text:list-item>
                <text:list-item>
                  <text:p text:style-name="P123">Add Progress bar and chart for representation</text:p>
                </text:list-item>
                <text:list-item>
                  <text:p text:style-name="P124">Add Confetti for interaction</text:p>
                </text:list-item>
              </text:list>
            </text:list-item>
            <text:list-item>
              <text:p text:style-name="P125">Collaborative Team</text:p>
              <text:list text:continue-numbering="true">
                <text:list-item>
                  <text:p text:style-name="P126">Create a team will generate group code</text:p>
                </text:list-item>
                <text:list-item>
                  <text:p text:style-name="P127">User who creates a team will be an owner</text:p>
                </text:list-item>
                <text:list-item>
                  <text:p text:style-name="P128">User can request to join in a team thru team code</text:p>
                </text:list-item>
              </text:list>
            </text:list-item>
          </text:list>
        </text:list-item>
      </text:list>
      <text:p text:style-name="P129"/>
      <text:list text:style-name="LFO1" text:continue-numbering="true">
        <text:list-item>
          <text:p text:style-name="P130">Non-Functional Requirements</text:p>
          <text:list text:continue-numbering="true">
            <text:list-item>
              <text:p text:style-name="P131">Security: Password hashing</text:p>
            </text:list-item>
            <text:list-item>
              <text:p text:style-name="P132">Performance: Response should be 500ms minimum</text:p>
            </text:list-item>
            <text:list-item>
              <text:p text:style-name="P133">Validation: Proper input sanitation and error message</text:p>
            </text:list-item>
          </text:list>
        </text:list-item>
      </text:list>
      <text:p text:style-name="P134"/>
      <text:list text:style-name="LFO1" text:continue-numbering="true">
        <text:list-item>
          <text:p text:style-name="P135">Database Schema (Tables)</text:p>
          <text:list text:continue-numbering="true">
            <text:list-item>
              <text:p text:style-name="P136">Table: Users</text:p>
              <text:list text:continue-numbering="true">
                <text:list-item>
                  <text:p text:style-name="P137">id – Primary Key</text:p>
                </text:list-item>
                <text:list-item>
                  <text:p text:style-name="P138">name – String | max:255</text:p>
                </text:list-item>
                <text:list-item>
                  <text:p text:style-name="P139">profile – String | Null</text:p>
                </text:list-item>
                <text:list-item>
                  <text:p text:style-name="P140">email – String | Email | Unique</text:p>
                </text:list-item>
                <text:list-item>
                  <text:p text:style-name="P141">password – String | Hash</text:p>
                </text:list-item>
              </text:list>
            </text:list-item>
            <text:list-item>
              <text:p text:style-name="P142">Table: Tasks</text:p>
              <text:list text:continue-numbering="true">
                <text:list-item>
                  <text:p text:style-name="P143">id – Primary Key</text:p>
                </text:list-item>
                <text:list-item>
                  <text:p text:style-name="P144">title – Required | String | max:255</text:p>
                </text:list-item>
                <text:list-item>
                  <text:p text:style-name="P145">details – Null | text</text:p>
                </text:list-item>
                <text:list-item>
                  <text:p text:style-name="P146">priority – Required | String | enum [‘low’, ‘medium’, ‘high’] | default = low</text:p>
                </text:list-item>
                <text:list-item>
                  <text:p text:style-name="P147">status – Required | String | enum [‘pending’, ‘completed’] | default = pending</text:p>
                </text:list-item>
                <text:list-item>
                  <text:p text:style-name="P148">due_date – Null | date</text:p>
                </text:list-item>
                <text:list-item>
                  <text:p text:style-name="P149">user_id – Foreign Key | exists: users, id | delete: cascade</text:p>
                </text:list-item>
                <text:list-item>
                  <text:p text:style-name="P150">team_id – Foreign Key | exists: teams, id | Null | delete: set Null</text:p>
                </text:list-item>
              </text:list>
            </text:list-item>
            <text:list-item>
              <text:p text:style-name="P151">Table: Sub Tasks</text:p>
              <text:list text:continue-numbering="true">
                <text:list-item>
                  <text:p text:style-name="P152">id – Primary Key</text:p>
                </text:list-item>
                <text:list-item>
                  <text:p text:style-name="P153">description – Required | text</text:p>
                </text:list-item>
                <text:list-item>
                  <text:p text:style-name="P154">is_complete – Boolean | String | default = false</text:p>
                </text:list-item>
                <text:list-item>
                  <text:p text:style-name="P155">due_date – Null | date</text:p>
                </text:list-item>
                <text:list-item>
                  <text:p text:style-name="P156"><text:span text:style-name="T157">task_id – Foreign Key | exists: tasks, id |</text:span><text:span text:style-name="T158"><text:s/></text:span><text:span text:style-name="T159">delete: cascade</text:span></text:p>
                </text:list-item>
              </text:list>
            </text:list-item>
            <text:list-item>
              <text:p text:style-name="P160">Table: Teams</text:p>
              <text:list text:continue-numbering="true">
                <text:list-item>
                  <text:p text:style-name="P161">id – Primary Key</text:p>
                </text:list-item>
                <text:list-item>
                  <text:p text:style-name="P162">name – Required | String | max:255</text:p>
                </text:list-item>
                <text:list-item>
                  <text:p text:style-name="P163">code – Required | String | Unique | max: 10</text:p>
                </text:list-item>
                <text:list-item>
                  <text:p text:style-name="P164">user_id – Foreign Key | exists: users, id | delete: cascade</text:p>
                </text:list-item>
              </text:list>
            </text:list-item>
            <text:list-item>
              <text:p text:style-name="P165">Table: Team Members</text:p>
              <text:list text:continue-numbering="true">
                <text:list-item>
                  <text:p text:style-name="P166">id – Primary Key</text:p>
                </text:list-item>
                <text:list-item>
                  <text:p text:style-name="P167">role – Required | String | enum [‘owner’, ‘editor’, ‘member’] | default: member</text:p>
                </text:list-item>
                <text:list-item>
                  <text:p text:style-name="P168">user_id – Foreign Key | exists: users, id | delete: cascade</text:p>
                </text:list-item>
                <text:list-item>
                  <text:p text:style-name="P169">team_id – Foreign Key | exists: teams,id | delete: cascade<text:s/></text:p>
                </text:list-item>
              </text:list>
            </text:list-item>
          </text:list>
        </text:list-item>
      </text:list>
      <text:p text:style-name="P170"/>
      <text:list text:style-name="LFO1" text:continue-numbering="true">
        <text:list-item>
          <text:p text:style-name="P171">Routes (API)</text:p>
          <text:list text:continue-numbering="true">
            <text:list-item>
              <text:p text:style-name="P172">Task API Endpoints (API/TaskApiController)</text:p>
              <text:list text:continue-numbering="true">
                <text:list-item>
                  <text:p text:style-name="P173">middleware – auth:sunctum</text:p>
                </text:list-item>
              </text:list>
            </text:list-item>
          </text:list>
        </text:list-item>
      </text:list>
      <table:table table:style-name="Table174">
        <table:table-columns>
          <table:table-column table:style-name="TableColumn175"/>
          <table:table-column table:style-name="TableColumn176"/>
          <table:table-column table:style-name="TableColumn177"/>
          <table:table-column table:style-name="TableColumn178"/>
        </table:table-columns>
        <table:table-row table:style-name="TableRow179">
          <table:table-cell table:style-name="TableCell180">
            <text:p text:style-name="P181">Name</text:p>
          </table:table-cell>
          <table:table-cell table:style-name="TableCell182">
            <text:p text:style-name="P183">Method</text:p>
          </table:table-cell>
          <table:table-cell table:style-name="TableCell184">
            <text:p text:style-name="P185">Url</text:p>
          </table:table-cell>
          <table:table-cell table:style-name="TableCell186">
            <text:p text:style-name="P187">description</text:p>
          </table:table-cell>
        </table:table-row>
        <table:table-row table:style-name="TableRow188">
          <table:table-cell table:style-name="TableCell189">
            <text:p text:style-name="P190">index</text:p>
          </table:table-cell>
          <table:table-cell table:style-name="TableCell191">
            <text:p text:style-name="P192">GET</text:p>
          </table:table-cell>
          <table:table-cell table:style-name="TableCell193">
            <text:p text:style-name="P194">/api/tasks</text:p>
          </table:table-cell>
          <table:table-cell table:style-name="TableCell195">
            <text:p text:style-name="P196">View task list</text:p>
          </table:table-cell>
        </table:table-row>
        <table:table-row table:style-name="TableRow197">
          <table:table-cell table:style-name="TableCell198">
            <text:p text:style-name="P199">store</text:p>
          </table:table-cell>
          <table:table-cell table:style-name="TableCell200">
            <text:p text:style-name="P201">POST</text:p>
          </table:table-cell>
          <table:table-cell table:style-name="TableCell202">
            <text:p text:style-name="P203">/api/tasks</text:p>
          </table:table-cell>
          <table:table-cell table:style-name="TableCell204">
            <text:p text:style-name="P205">Create new tasks</text:p>
          </table:table-cell>
        </table:table-row>
        <table:table-row table:style-name="TableRow206">
          <table:table-cell table:style-name="TableCell207">
            <text:p text:style-name="P208">update</text:p>
          </table:table-cell>
          <table:table-cell table:style-name="TableCell209">
            <text:p text:style-name="P210">UPDATE</text:p>
          </table:table-cell>
          <table:table-cell table:style-name="TableCell211">
            <text:p text:style-name="P212">/api/tasks/{id}</text:p>
          </table:table-cell>
          <table:table-cell table:style-name="TableCell213">
            <text:p text:style-name="P214">Update selected tasks</text:p>
          </table:table-cell>
        </table:table-row>
        <table:table-row table:style-name="TableRow215">
          <table:table-cell table:style-name="TableCell216">
            <text:p text:style-name="P217">destroy</text:p>
          </table:table-cell>
          <table:table-cell table:style-name="TableCell218">
            <text:p text:style-name="P219">DELETE</text:p>
          </table:table-cell>
          <table:table-cell table:style-name="TableCell220">
            <text:p text:style-name="P221">/api/tasks/{id}</text:p>
          </table:table-cell>
          <table:table-cell table:style-name="TableCell222">
            <text:p text:style-name="P223">Delete selected tasks</text:p>
          </table:table-cell>
        </table:table-row>
      </table:table>
      <text:p text:style-name="P224"/>
      <text:list text:style-name="LFO1" text:continue-numbering="true">
        <text:list-item>
          <text:list>
            <text:list-item>
              <text:p text:style-name="P225">Sub Task API Endpoints (API/SubTaskApiController)</text:p>
              <text:list text:continue-numbering="true">
                <text:list-item>
                  <text:p text:style-name="P226">middleware – auth:sanctum</text:p>
                </text:list-item>
              </text:list>
            </text:list-item>
          </text:list>
        </text:list-item>
      </text:list>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Name</text:p>
          </table:table-cell>
          <table:table-cell table:style-name="TableCell235">
            <text:p text:style-name="P236">Method</text:p>
          </table:table-cell>
          <table:table-cell table:style-name="TableCell237">
            <text:p text:style-name="P238">Url</text:p>
          </table:table-cell>
          <table:table-cell table:style-name="TableCell239">
            <text:p text:style-name="P240">description</text:p>
          </table:table-cell>
        </table:table-row>
        <table:table-row table:style-name="TableRow241">
          <table:table-cell table:style-name="TableCell242">
            <text:p text:style-name="P243">index</text:p>
          </table:table-cell>
          <table:table-cell table:style-name="TableCell244">
            <text:p text:style-name="P245">GET</text:p>
          </table:table-cell>
          <table:table-cell table:style-name="TableCell246">
            <text:p text:style-name="P247">/api/tasks/{taskId}</text:p>
          </table:table-cell>
          <table:table-cell table:style-name="TableCell248">
            <text:p text:style-name="P249">View subtask list</text:p>
          </table:table-cell>
        </table:table-row>
        <table:table-row table:style-name="TableRow250">
          <table:table-cell table:style-name="TableCell251">
            <text:p text:style-name="P252">store</text:p>
          </table:table-cell>
          <table:table-cell table:style-name="TableCell253">
            <text:p text:style-name="P254">POST</text:p>
          </table:table-cell>
          <table:table-cell table:style-name="TableCell255">
            <text:p text:style-name="P256">/api/tasks/{taskId}</text:p>
          </table:table-cell>
          <table:table-cell table:style-name="TableCell257">
            <text:p text:style-name="P258">Create new subtasks</text:p>
          </table:table-cell>
        </table:table-row>
        <table:table-row table:style-name="TableRow259">
          <table:table-cell table:style-name="TableCell260">
            <text:p text:style-name="P261">Update Mark</text:p>
          </table:table-cell>
          <table:table-cell table:style-name="TableCell262">
            <text:p text:style-name="P263">PATCH</text:p>
          </table:table-cell>
          <table:table-cell table:style-name="TableCell264">
            <text:p text:style-name="P265">/api/tasks/{taskId}/subtasks/{subtaskId}</text:p>
          </table:table-cell>
          <table:table-cell table:style-name="TableCell266">
            <text:p text:style-name="P267">Update selected subtasks to complete/done</text:p>
          </table:table-cell>
        </table:table-row>
        <table:table-row table:style-name="TableRow268">
          <table:table-cell table:style-name="TableCell269">
            <text:p text:style-name="P270">Destroy</text:p>
          </table:table-cell>
          <table:table-cell table:style-name="TableCell271">
            <text:p text:style-name="P272">DELETE</text:p>
          </table:table-cell>
          <table:table-cell table:style-name="TableCell273">
            <text:p text:style-name="P274">/api/tasks/{taskId}/subtasks/{subtaskId}</text:p>
          </table:table-cell>
          <table:table-cell table:style-name="TableCell275">
            <text:p text:style-name="P276">Delete selected subtasks</text:p>
          </table:table-cell>
        </table:table-row>
      </table:table>
      <text:p text:style-name="P277"/>
      <text:list text:style-name="LFO1" text:continue-numbering="true">
        <text:list-item>
          <text:list>
            <text:list-item>
              <text:p text:style-name="P278">Team API Endpoints (API/TeamApiController)</text:p>
              <text:list text:continue-numbering="true">
                <text:list-item>
                  <text:p text:style-name="P279">middleware – auth:sunctum</text:p>
                </text:list-item>
              </text:list>
            </text:list-item>
          </text:list>
        </text:list-item>
      </text:list>
      <table:table table:style-name="Table280">
        <table:table-columns>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P287">Name</text:p>
          </table:table-cell>
          <table:table-cell table:style-name="TableCell288">
            <text:p text:style-name="P289">Method</text:p>
          </table:table-cell>
          <table:table-cell table:style-name="TableCell290">
            <text:p text:style-name="P291">Url</text:p>
          </table:table-cell>
          <table:table-cell table:style-name="TableCell292">
            <text:p text:style-name="P293">description</text:p>
          </table:table-cell>
        </table:table-row>
        <table:table-row table:style-name="TableRow294">
          <table:table-cell table:style-name="TableCell295">
            <text:p text:style-name="P296">list</text:p>
          </table:table-cell>
          <table:table-cell table:style-name="TableCell297">
            <text:p text:style-name="P298">GET</text:p>
          </table:table-cell>
          <table:table-cell table:style-name="TableCell299">
            <text:p text:style-name="P300">/api/teams</text:p>
          </table:table-cell>
          <table:table-cell table:style-name="TableCell301">
            <text:p text:style-name="P302">List of teams belongs to</text:p>
          </table:table-cell>
        </table:table-row>
        <table:table-row table:style-name="TableRow303">
          <table:table-cell table:style-name="TableCell304">
            <text:p text:style-name="P305">index</text:p>
          </table:table-cell>
          <table:table-cell table:style-name="TableCell306">
            <text:p text:style-name="P307">GET</text:p>
          </table:table-cell>
          <table:table-cell table:style-name="TableCell308">
            <text:p text:style-name="P309">/api/teams/{code}</text:p>
          </table:table-cell>
          <table:table-cell table:style-name="TableCell310">
            <text:p text:style-name="P311">View specific team</text:p>
          </table:table-cell>
        </table:table-row>
        <table:table-row table:style-name="TableRow312">
          <table:table-cell table:style-name="TableCell313">
            <text:p text:style-name="P314">store</text:p>
          </table:table-cell>
          <table:table-cell table:style-name="TableCell315">
            <text:p text:style-name="P316">POST</text:p>
          </table:table-cell>
          <table:table-cell table:style-name="TableCell317">
            <text:p text:style-name="P318">/api/teams</text:p>
          </table:table-cell>
          <table:table-cell table:style-name="TableCell319">
            <text:p text:style-name="P320">Create new teams</text:p>
          </table:table-cell>
        </table:table-row>
        <table:table-row table:style-name="TableRow321">
          <table:table-cell table:style-name="TableCell322">
            <text:p text:style-name="P323">accept</text:p>
          </table:table-cell>
          <table:table-cell table:style-name="TableCell324">
            <text:p text:style-name="P325">POST</text:p>
          </table:table-cell>
          <table:table-cell table:style-name="TableCell326">
            <text:p text:style-name="P327">/api/teams/{teamId}/accept</text:p>
          </table:table-cell>
          <table:table-cell table:style-name="TableCell328">
            <text:p text:style-name="P329">Accept user request to joim</text:p>
          </table:table-cell>
        </table:table-row>
        <table:table-row table:style-name="TableRow330">
          <table:table-cell table:style-name="TableCell331">
            <text:p text:style-name="P332">reject</text:p>
          </table:table-cell>
          <table:table-cell table:style-name="TableCell333">
            <text:p text:style-name="P334">POST</text:p>
          </table:table-cell>
          <table:table-cell table:style-name="TableCell335">
            <text:p text:style-name="P336">/api/teams/{teamId}/reject</text:p>
          </table:table-cell>
          <table:table-cell table:style-name="TableCell337">
            <text:p text:style-name="P338">Reject user request to join</text:p>
          </table:table-cell>
        </table:table-row>
        <table:table-row table:style-name="TableRow339">
          <table:table-cell table:style-name="TableCell340">
            <text:p text:style-name="P341">Destroy</text:p>
          </table:table-cell>
          <table:table-cell table:style-name="TableCell342">
            <text:p text:style-name="P343">DELETE</text:p>
          </table:table-cell>
          <table:table-cell table:style-name="TableCell344">
            <text:p text:style-name="P345">/api/teams/{teamId}/{userId}</text:p>
          </table:table-cell>
          <table:table-cell table:style-name="TableCell346">
            <text:p text:style-name="P347"><text:span text:style-name="T348">Remove selected member</text:span></text:p>
          </table:table-cell>
        </table:table-row>
      </table:table>
      <text:p text:style-name="P349"><text:tab/></text:p>
      <text:p text:style-name="P350"/>
      <text:list text:style-name="LFO1" text:continue-numbering="true">
        <text:list-item>
          <text:p text:style-name="P351">Models</text:p>
          <text:list text:continue-numbering="true">
            <text:list-item>
              <text:p text:style-name="P352">User</text:p>
              <text:list text:continue-numbering="true">
                <text:list-item>
                  <text:p text:style-name="P353">Fillable Attributes</text:p>
                </text:list-item>
              </text:list>
            </text:list-item>
          </text:list>
        </text:list-item>
      </text:list>
      <text:list text:style-name="LFO3" text:continue-numbering="true">
        <text:list-item>
          <text:list>
            <text:list-item>
              <text:list>
                <text:list-item>
                  <text:list>
                    <text:list-item>
                      <text:p text:style-name="P354">name | profile | email | password</text:p>
                    </text:list-item>
                  </text:list>
                </text:list-item>
              </text:list>
            </text:list-item>
          </text:list>
        </text:list-item>
      </text:list>
      <text:list text:style-name="LFO1" text:continue-numbering="true">
        <text:list-item>
          <text:list>
            <text:list-item>
              <text:list>
                <text:list-item>
                  <text:p text:style-name="P355">Relationship</text:p>
                </text:list-item>
              </text:list>
            </text:list-item>
          </text:list>
        </text:list-item>
      </text:list>
      <text:list text:style-name="LFO4" text:continue-numbering="true">
        <text:list-item>
          <text:list>
            <text:list-item>
              <text:list>
                <text:list-item>
                  <text:list>
                    <text:list-item>
                      <text:p text:style-name="P356">hasMany(Task)</text:p>
                    </text:list-item>
                  </text:list>
                </text:list-item>
              </text:list>
            </text:list-item>
          </text:list>
        </text:list-item>
      </text:list>
      <text:list text:style-name="LFO1" text:continue-numbering="true">
        <text:list-item>
          <text:list>
            <text:list-item>
              <text:p text:style-name="P357">Task</text:p>
              <text:list text:continue-numbering="true">
                <text:list-item>
                  <text:p text:style-name="P358">Fillable Attributes</text:p>
                  <text:list text:continue-numbering="true">
                    <text:list-item>
                      <text:p text:style-name="P359"><text:span text:style-name="T360">title | details | priority | status | due_date | user_id |<text:s/></text:span><text:span text:style-name="T361">team_id</text:span></text:p>
                    </text:list-item>
                  </text:list>
                </text:list-item>
                <text:list-item>
                  <text:p text:style-name="P362">Relationship</text:p>
                  <text:soft-page-break/>
                  <text:list text:continue-numbering="true">
                    <text:list-item>
                      <text:p text:style-name="P363">belongsTo(User)</text:p>
                    </text:list-item>
                    <text:list-item>
                      <text:p text:style-name="P364">hasMany(SubTasks)</text:p>
                    </text:list-item>
                    <text:list-item>
                      <text:p text:style-name="P365">belongsTo(Team)</text:p>
                    </text:list-item>
                  </text:list>
                </text:list-item>
              </text:list>
            </text:list-item>
            <text:list-item>
              <text:p text:style-name="P366">SubTask</text:p>
              <text:list text:continue-numbering="true">
                <text:list-item>
                  <text:p text:style-name="P367">Fillable Attributes</text:p>
                </text:list-item>
              </text:list>
            </text:list-item>
          </text:list>
        </text:list-item>
      </text:list>
      <text:list text:style-name="LFO5" text:continue-numbering="true">
        <text:list-item>
          <text:list>
            <text:list-item>
              <text:list>
                <text:list-item>
                  <text:list>
                    <text:list-item>
                      <text:p text:style-name="P368">description | due_date| is_complete | task_id</text:p>
                    </text:list-item>
                  </text:list>
                </text:list-item>
              </text:list>
            </text:list-item>
          </text:list>
        </text:list-item>
      </text:list>
      <text:list text:style-name="LFO1" text:continue-numbering="true">
        <text:list-item>
          <text:list>
            <text:list-item>
              <text:list>
                <text:list-item>
                  <text:p text:style-name="P369">Relationship</text:p>
                  <text:list text:continue-numbering="true">
                    <text:list-item>
                      <text:p text:style-name="P370">belongsTo(Task)</text:p>
                    </text:list-item>
                  </text:list>
                </text:list-item>
              </text:list>
            </text:list-item>
            <text:list-item>
              <text:p text:style-name="P371">Team</text:p>
              <text:list text:continue-numbering="true">
                <text:list-item>
                  <text:p text:style-name="P372">Fillable Attributes</text:p>
                  <text:list text:continue-numbering="true">
                    <text:list-item>
                      <text:p text:style-name="P373">Name | code | user_id</text:p>
                    </text:list-item>
                  </text:list>
                </text:list-item>
                <text:list-item>
                  <text:p text:style-name="P374">Relationship</text:p>
                  <text:list text:continue-numbering="true">
                    <text:list-item>
                      <text:p text:style-name="P375">belongsTo(User)</text:p>
                    </text:list-item>
                    <text:list-item>
                      <text:p text:style-name="P376">hasMany(TeamMember)</text:p>
                    </text:list-item>
                  </text:list>
                </text:list-item>
              </text:list>
            </text:list-item>
            <text:list-item>
              <text:p text:style-name="P377">Team Member</text:p>
              <text:list text:continue-numbering="true">
                <text:list-item>
                  <text:p text:style-name="P378">Fillable Attributes</text:p>
                  <text:list text:continue-numbering="true">
                    <text:list-item>
                      <text:p text:style-name="P379">Role | user_id | team_id</text:p>
                    </text:list-item>
                  </text:list>
                </text:list-item>
                <text:list-item>
                  <text:p text:style-name="P380">Relationship</text:p>
                  <text:list text:continue-numbering="true">
                    <text:list-item>
                      <text:p text:style-name="P381">belongsTo(User)</text:p>
                    </text:list-item>
                    <text:list-item>
                      <text:p text:style-name="P382">belongsTo(Team)</text:p>
                    </text:list-item>
                  </text:list>
                </text:list-item>
              </text:list>
            </text:list-item>
          </text:list>
        </text:list-item>
      </text:list>
      <text:p text:style-name="P383"/>
      <text:list text:style-name="LFO1" text:continue-numbering="true">
        <text:list-item>
          <text:p text:style-name="P384">User Interface</text:p>
          <text:list text:continue-numbering="true">
            <text:list-item>
              <text:p text:style-name="P385">Top Navbar</text:p>
              <text:list text:continue-numbering="true">
                <text:list-item>
                  <text:p text:style-name="P386">Search Function</text:p>
                </text:list-item>
                <text:list-item>
                  <text:p text:style-name="P387">Dark/Light Mode</text:p>
                </text:list-item>
                <text:list-item>
                  <text:p text:style-name="P388">User Profile (Name and Email)</text:p>
                </text:list-item>
              </text:list>
            </text:list-item>
            <text:list-item>
              <text:p text:style-name="P389">Side Navbar</text:p>
            </text:list-item>
          </text:list>
        </text:list-item>
      </text:list>
      <text:list text:style-name="LFO6" text:continue-numbering="true">
        <text:list-item>
          <text:list>
            <text:list-item>
              <text:list>
                <text:list-item>
                  <text:p text:style-name="P390">Default View: Shows only Icons (Menu and Others)</text:p>
                </text:list-item>
                <text:list-item>
                  <text:p text:style-name="P391">Toggled View: Shows both Icons and label for each items in the side panel</text:p>
                </text:list-item>
              </text:list>
            </text:list-item>
          </text:list>
        </text:list-item>
      </text:list>
      <text:list text:style-name="LFO1" text:continue-numbering="true">
        <text:list-item>
          <text:list>
            <text:list-item>
              <text:list>
                <text:list-item>
                  <text:p text:style-name="P392">Application Logo</text:p>
                </text:list-item>
                <text:list-item>
                  <text:p text:style-name="P393">Menu (placeholder)</text:p>
                  <text:soft-page-break/>
                  <text:list text:continue-numbering="true">
                    <text:list-item>
                      <text:p text:style-name="P394">Dashboard</text:p>
                    </text:list-item>
                    <text:list-item>
                      <text:p text:style-name="P395">My Task</text:p>
                    </text:list-item>
                  </text:list>
                </text:list-item>
                <text:list-item>
                  <text:p text:style-name="P396">Teams / Groups</text:p>
                  <text:list text:continue-numbering="true">
                    <text:list-item>
                      <text:p text:style-name="P397">Button: Create Team (Modal)</text:p>
                    </text:list-item>
                  </text:list>
                </text:list-item>
              </text:list>
            </text:list-item>
          </text:list>
        </text:list-item>
      </text:list>
      <text:list text:style-name="LFO7" text:continue-numbering="true">
        <text:list-item>
          <text:list>
            <text:list-item>
              <text:list>
                <text:list-item>
                  <text:list>
                    <text:list-item>
                      <text:list>
                        <text:list-item>
                          <text:p text:style-name="P398">Title: Create Team</text:p>
                        </text:list-item>
                        <text:list-item>
                          <text:p text:style-name="P399">Description: Creating this group will enable team collaboration and task sharing.</text:p>
                        </text:list-item>
                        <text:list-item>
                          <text:p text:style-name="P400">Input Field: Name</text:p>
                        </text:list-item>
                        <text:list-item>
                          <text:p text:style-name="P401">Close Button: Close</text:p>
                        </text:list-item>
                        <text:list-item>
                          <text:p text:style-name="P402">Submit Button: Create Team</text:p>
                        </text:list-item>
                      </text:list>
                    </text:list-item>
                  </text:list>
                </text:list-item>
              </text:list>
            </text:list-item>
          </text:list>
        </text:list-item>
      </text:list>
      <text:list text:style-name="LFO1" text:continue-numbering="true">
        <text:list-item>
          <text:list>
            <text:list-item>
              <text:list>
                <text:list-item>
                  <text:p text:style-name="P403">Others (placeholder)</text:p>
                  <text:list text:continue-numbering="true">
                    <text:list-item>
                      <text:p text:style-name="P404">Setting</text:p>
                    </text:list-item>
                    <text:list-item>
                      <text:p text:style-name="P405">Logout</text:p>
                    </text:list-item>
                  </text:list>
                </text:list-item>
              </text:list>
            </text:list-item>
            <text:list-item>
              <text:p text:style-name="P406">Task List UI (CRUD)</text:p>
              <text:list text:continue-numbering="true">
                <text:list-item>
                  <text:p text:style-name="P407">Header:</text:p>
                </text:list-item>
              </text:list>
            </text:list-item>
          </text:list>
        </text:list-item>
      </text:list>
      <text:list text:style-name="LFO7" text:continue-numbering="true">
        <text:list-item>
          <text:list>
            <text:list-item>
              <text:list>
                <text:list-item>
                  <text:list>
                    <text:list-item>
                      <text:p text:style-name="P408">Label: Task List</text:p>
                    </text:list-item>
                    <text:list-item>
                      <text:p text:style-name="P409">Button: Add Tasks (Modal)</text:p>
                      <text:list text:continue-numbering="true">
                        <text:list-item>
                          <text:p text:style-name="P410">Title: Add Task</text:p>
                        </text:list-item>
                        <text:list-item>
                          <text:p text:style-name="P411">Input Fields:<text:tab/>Title, Priority, Due Date, Details</text:p>
                        </text:list-item>
                        <text:list-item>
                          <text:p text:style-name="P412">Close Button: Close</text:p>
                        </text:list-item>
                        <text:list-item>
                          <text:p text:style-name="P413">Submit Button: Add Task</text:p>
                        </text:list-item>
                      </text:list>
                    </text:list-item>
                  </text:list>
                </text:list-item>
              </text:list>
            </text:list-item>
          </text:list>
        </text:list-item>
      </text:list>
      <text:list text:style-name="LFO1" text:continue-numbering="true">
        <text:list-item>
          <text:list>
            <text:list-item>
              <text:list>
                <text:list-item>
                  <text:p text:style-name="P414">Main:</text:p>
                </text:list-item>
              </text:list>
            </text:list-item>
          </text:list>
        </text:list-item>
      </text:list>
      <text:list text:style-name="LFO8" text:continue-numbering="true">
        <text:list-item>
          <text:list>
            <text:list-item>
              <text:list>
                <text:list-item>
                  <text:list>
                    <text:list-item>
                      <text:p text:style-name="P415">Search Box</text:p>
                    </text:list-item>
                    <text:list-item>
                      <text:p text:style-name="P416">Table</text:p>
                      <text:list text:continue-numbering="true">
                        <text:list-item>
                          <text:p text:style-name="P417"># | Title | Progress | Priority | Due Date | Action</text:p>
                          <text:list text:continue-numbering="true">
                            <text:list-item>
                              <text:p text:style-name="P418"><text:span text:style-name="T419">Note: Remove the<text:s/></text:span><text:span text:style-name="T420">description column in a table to be replace by progress bar</text:span><text:span text:style-name="T421"><text:s/>for initial representation of the sub tasks completed percentage.</text:span></text:p>
                            </text:list-item>
                          </text:list>
                        </text:list-item>
                        <text:list-item>
                          <text:p text:style-name="P422">Action:</text:p>
                          <text:list text:continue-numbering="true">
                            <text:list-item>
                              <text:p text:style-name="P423">Anchor Tag Button: Jump Into Sub Task page with Selected Task</text:p>
                            </text:list-item>
                            <text:list-item>
                              <text:p text:style-name="P424">Button: Update Task (Modal)</text:p>
                              <text:soft-page-break/>
                              <text:list text:continue-numbering="true">
                                <text:list-item>
                                  <text:p text:style-name="P425">Title: Update Task</text:p>
                                </text:list-item>
                                <text:list-item>
                                  <text:p text:style-name="P426">Input Fields:<text:tab/>Title, Priority, Due Date, Details</text:p>
                                </text:list-item>
                                <text:list-item>
                                  <text:p text:style-name="P427">Close Button: Close</text:p>
                                </text:list-item>
                                <text:list-item>
                                  <text:p text:style-name="P428">Submit Button: Update Task</text:p>
                                </text:list-item>
                              </text:list>
                            </text:list-item>
                            <text:list-item>
                              <text:p text:style-name="P429">Button: Delete Task (Modal)</text:p>
                              <text:list text:continue-numbering="true">
                                <text:list-item>
                                  <text:p text:style-name="P430">Title: Delete Task</text:p>
                                </text:list-item>
                                <text:list-item>
                                  <text:p text:style-name="P431">Description: Are you sure you want to delete this task?</text:p>
                                </text:list-item>
                                <text:list-item>
                                  <text:p text:style-name="P432">Close Button: Close</text:p>
                                </text:list-item>
                                <text:list-item>
                                  <text:p text:style-name="P433">Submit Button: Delete Task</text:p>
                                </text:list-item>
                              </text:list>
                            </text:list-item>
                          </text:list>
                        </text:list-item>
                      </text:list>
                    </text:list-item>
                    <text:list-item>
                      <text:p text:style-name="P434">Pagination Controls</text:p>
                      <text:list text:continue-numbering="true">
                        <text:list-item>
                          <text:p text:style-name="P435">Limit per page (10, 25, 50, etc.)</text:p>
                        </text:list-item>
                      </text:list>
                    </text:list-item>
                  </text:list>
                </text:list-item>
              </text:list>
            </text:list-item>
          </text:list>
        </text:list-item>
      </text:list>
      <text:list text:style-name="LFO1" text:continue-numbering="true">
        <text:list-item>
          <text:list>
            <text:list-item>
              <text:p text:style-name="P436">Sub Task UI (CRUD)</text:p>
              <text:list text:continue-numbering="true">
                <text:list-item>
                  <text:p text:style-name="P437">Header:</text:p>
                  <text:list text:continue-numbering="true">
                    <text:list-item>
                      <text:p text:style-name="P438">breadcrumb: Go back to the task page</text:p>
                    </text:list-item>
                  </text:list>
                </text:list-item>
                <text:list-item>
                  <text:p text:style-name="P439">Main:</text:p>
                  <text:list text:continue-numbering="true">
                    <text:list-item>
                      <text:p text:style-name="P440">Grid</text:p>
                      <text:list text:continue-numbering="true">
                        <text:list-item>
                          <text:p text:style-name="P441">Left Side</text:p>
                          <text:list text:continue-numbering="true">
                            <text:list-item>
                              <text:p text:style-name="P442">Chart: Milestones Progress</text:p>
                              <text:list text:continue-numbering="true">
                                <text:list-item>
                                  <text:p text:style-name="P443">Chart</text:p>
                                </text:list-item>
                                <text:list-item>
                                  <text:p text:style-name="P444">Priority</text:p>
                                </text:list-item>
                                <text:list-item>
                                  <text:p text:style-name="P445">Deadline</text:p>
                                </text:list-item>
                              </text:list>
                            </text:list-item>
                            <text:list-item>
                              <text:p text:style-name="P446">Form: Add Milestones</text:p>
                              <text:list text:continue-numbering="true">
                                <text:list-item>
                                  <text:p text:style-name="P447">Input Field: Description, Due Date</text:p>
                                </text:list-item>
                                <text:list-item>
                                  <text:p text:style-name="P448">Submit Button: Add Milestones</text:p>
                                </text:list-item>
                              </text:list>
                            </text:list-item>
                          </text:list>
                        </text:list-item>
                        <text:list-item>
                          <text:p text:style-name="P449">Right Side</text:p>
                          <text:list text:continue-numbering="true">
                            <text:list-item>
                              <text:p text:style-name="P450">Title: Title of the selected tasks</text:p>
                            </text:list-item>
                            <text:list-item>
                              <text:p text:style-name="P451">Details: Details of the selected tasks</text:p>
                            </text:list-item>
                            <text:list-item>
                              <text:p text:style-name="P452">Notes: Please Check the box after completing the sub tasks</text:p>
                            </text:list-item>
                            <text:list-item>
                              <text:p text:style-name="P453">Table:</text:p>
                              <text:list text:continue-numbering="true">
                                <text:list-item>
                                  <text:p text:style-name="P454">Checkbox | Description | Deadline | Action</text:p>
                                  <text:list text:continue-numbering="true">
                                    <text:list-item>
                                      <text:p text:style-name="P455">Checkbox: to mark the sub tasks as complete</text:p>
                                    </text:list-item>
                                    <text:list-item>
                                      <text:p text:style-name="P456">Action: Delete</text:p>
                                    </text:list-item>
                                  </text:list>
                                </text:list-item>
                              </text:list>
                            </text:list-item>
                          </text:list>
                        </text:list-item>
                      </text:list>
                    </text:list-item>
                  </text:list>
                </text:list-item>
              </text:list>
            </text:list-item>
          </text:list>
        </text:list-item>
      </text:list>
      <text:p text:style-name="P457"><text:tab/></text:p>
      <text:p text:style-name="P458">Change Logs:</text:p>
      <text:list text:style-name="LFO9" text:continue-numbering="true">
        <text:list-item>
          <text:p text:style-name="P459">v.1.1 ( June 14, 2025)</text:p>
        </text:list-item>
      </text:list>
      <text:p text:style-name="P460">Add Collapsible sidebar to maximize the space of the content of the main page.</text:p>
      <text:list text:style-name="LFO9" text:continue-numbering="true">
        <text:list-item>
          <text:list>
            <text:list-item>
              <text:p text:style-name="P461">Default: showing sidebar icons only.</text:p>
            </text:list-item>
            <text:list-item>
              <text:p text:style-name="P462">Toggled: shows both icons and label.</text:p>
            </text:list-item>
          </text:list>
        </text:list-item>
        <text:list-item>
          <text:p text:style-name="P463">v.1.2 ( June 15, 2025)</text:p>
        </text:list-item>
      </text:list>
      <text:p text:style-name="P464">Implementing CRUD API for Tasks.</text:p>
      <text:list text:style-name="LFO9" text:continue-numbering="true">
        <text:list-item>
          <text:list>
            <text:list-item>
              <text:p text:style-name="P465">Add Models, Controllers and Relationship</text:p>
            </text:list-item>
            <text:list-item>
              <text:p text:style-name="P466">Add Routes API / Rest API</text:p>
            </text:list-item>
          </text:list>
        </text:list-item>
        <text:list-item>
          <text:p text:style-name="P467">v.1.3 ( June 16, 2025)</text:p>
        </text:list-item>
      </text:list>
      <text:p text:style-name="P468">Implementing CRUD API for Sub Tasks.</text:p>
      <text:list text:style-name="LFO9" text:continue-numbering="true">
        <text:list-item>
          <text:list>
            <text:list-item>
              <text:p text:style-name="P469">Add Models, Controllers and Relationship</text:p>
            </text:list-item>
            <text:list-item>
              <text:p text:style-name="P470">Add Routes API / Rest API</text:p>
            </text:list-item>
          </text:list>
        </text:list-item>
        <text:list-item>
          <text:p text:style-name="P471">v.1.4 ( June 17, 2025)</text:p>
        </text:list-item>
      </text:list>
      <text:p text:style-name="P472">Implementing Progress Percentage Calculation for Sub Tasks.</text:p>
      <text:list text:style-name="LFO9" text:continue-numbering="true">
        <text:list-item>
          <text:list>
            <text:list-item>
              <text:p text:style-name="P473">show the percentage change when mark as complete in chart.</text:p>
            </text:list-item>
            <text:list-item>
              <text:p text:style-name="P474">shows confetti when all sub tasks completed for interaction to the users.</text:p>
            </text:list-item>
            <text:list-item>
              <text:p text:style-name="P475">Shows alert message when all sub tasks complete.</text:p>
            </text:list-item>
          </text:list>
        </text:list-item>
        <text:list-item>
          <text:p text:style-name="P476">v.1.5 ( June 18, 2025)</text:p>
        </text:list-item>
      </text:list>
      <text:p text:style-name="P477">Implementing Team / Collaborations</text:p>
      <text:list text:style-name="LFO10" text:continue-numbering="true">
        <text:list-item>
          <text:p text:style-name="P478"/>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tarSymbol" svg:font-family="Star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4" style:family="text">
      <style:text-properties style:font-name="Open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hn Carlo Merin</meta:initial-creator>
    <dc:creator>John Carlo Merin</dc:creator>
    <meta:creation-date>2025-06-17T13:05:00Z</meta:creation-date>
    <dc:date>2025-06-17T15:29:00Z</dc:date>
    <meta:template xlink:href="Normal" xlink:type="simple"/>
    <meta:editing-cycles>4</meta:editing-cycles>
    <meta:editing-duration>PT8520S</meta:editing-duration>
    <meta:document-statistic meta:page-count="10" meta:paragraph-count="15" meta:word-count="1164" meta:character-count="7789" meta:row-count="55" meta:non-whitespace-character-count="6640"/>
  </office:meta>
</office:document-meta>
</file>